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language="sv" fo:country="SE" officeooo:paragraph-rsid="00ed60e7" style:script-type="latin"/>
    </style:style>
    <style:style style:name="P2" style:family="paragraph" style:parent-style-name="Standard">
      <style:paragraph-properties fo:text-align="center" style:justify-single-word="false"/>
      <style:text-properties fo:font-size="11pt" fo:language="sv" fo:country="SE" fo:font-weight="bold" officeooo:rsid="00fad2b0" officeooo:paragraph-rsid="00fb3109" style:font-size-asian="11pt" style:font-weight-asian="bold" style:font-size-complex="11pt" style:font-weight-complex="bold" style:script-type="latin"/>
    </style:style>
    <style:style style:name="P3" style:family="paragraph" style:parent-style-name="Standard">
      <style:paragraph-properties fo:text-align="center" style:justify-single-word="false"/>
      <style:text-properties fo:font-size="11pt" fo:language="sv" fo:country="SE" officeooo:paragraph-rsid="00ed60e7" style:font-size-asian="11pt" style:font-size-complex="11pt" style:script-type="latin"/>
    </style:style>
    <style:style style:name="P4" style:family="paragraph" style:parent-style-name="Standard">
      <style:paragraph-properties fo:text-align="center" style:justify-single-word="false"/>
      <style:text-properties fo:language="sv" fo:country="SE" fo:font-weight="bold" officeooo:rsid="001057d8" officeooo:paragraph-rsid="00a7635b" style:font-weight-asian="bold" style:font-weight-complex="bold" style:script-type="latin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  <style:tab-stop style:position="2.6874in"/>
        </style:tab-stops>
      </style:paragraph-properties>
      <style:text-properties fo:font-size="11pt" fo:language="sv" fo:country="SE" fo:font-weight="bold" officeooo:rsid="00959877" officeooo:paragraph-rsid="00959877" style:font-size-asian="11pt" style:font-weight-asian="bold" style:font-size-complex="11pt" style:font-weight-complex="bold" style:script-type="latin"/>
    </style:style>
    <style:style style:name="P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6874in"/>
        </style:tab-stops>
      </style:paragraph-properties>
      <style:text-properties fo:font-size="11pt" fo:language="sv" fo:country="SE" officeooo:rsid="0016724b" officeooo:paragraph-rsid="0020ef6f" style:font-size-asian="11pt" style:font-size-complex="11pt" style:script-type="latin"/>
    </style:style>
    <style:style style:name="P7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rsid="0016724b" officeooo:paragraph-rsid="0020ef6f" style:font-size-asian="11pt" style:font-size-complex="11pt" style:script-type="latin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0ef6f" style:font-size-asian="11pt" style:font-size-complex="11pt" style:script-type="latin"/>
    </style:style>
    <style:style style:name="P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65880" style:font-size-asian="11pt" style:font-size-complex="11pt" style:script-type="latin"/>
    </style:style>
    <style:style style:name="P1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language="sv" fo:country="SE" officeooo:paragraph-rsid="00265880" style:script-type="latin"/>
    </style:style>
    <style:style style:name="P1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 style:writing-mode="lr-tb" style:writing-mode-automatic="false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65880" style:font-size-asian="11pt" style:font-size-complex="11pt" style:script-type="latin"/>
    </style:style>
    <style:style style:name="P1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4339in"/>
          <style:tab-stop style:position="2.1874in"/>
          <style:tab-stop style:position="3.811in"/>
          <style:tab-stop style:position="4.002in"/>
        </style:tab-stops>
      </style:paragraph-properties>
      <style:text-properties fo:font-size="11pt" fo:language="sv" fo:country="SE" officeooo:paragraph-rsid="0026c5cf" style:font-size-asian="11pt" style:font-size-complex="11pt" style:script-type="latin"/>
    </style:style>
    <style:style style:name="P1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officeooo:rsid="001d1dcc" officeooo:paragraph-rsid="001b0c0b" style:font-size-asian="11pt" style:font-size-complex="11pt" style:script-type="latin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fo:font-weight="bold" officeooo:rsid="00978536" officeooo:paragraph-rsid="00e1c1c2" style:font-size-asian="11pt" style:font-weight-asian="bold" style:font-size-complex="11pt" style:font-weight-complex="bold" style:script-type="latin"/>
    </style:style>
    <style:style style:name="P1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officeooo:rsid="0083c391" officeooo:paragraph-rsid="0083c391" style:font-size-asian="11pt" style:font-size-complex="11pt" style:script-type="latin"/>
    </style:style>
    <style:style style:name="P1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8513a0" style:font-size-asian="11pt" style:font-weight-asian="bold" style:font-size-complex="11pt" style:font-weight-complex="bold" style:script-type="latin"/>
    </style:style>
    <style:style style:name="P1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83c391" style:font-size-asian="11pt" style:font-size-complex="11pt" style:script-type="latin"/>
    </style:style>
    <style:style style:name="P1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8523d7" style:script-type="latin"/>
    </style:style>
    <style:style style:name="P1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paragraph-rsid="00870bdb" style:font-weight-asian="normal" style:font-weight-complex="normal" style:script-type="latin"/>
    </style:style>
    <style:style style:name="P2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3c391" officeooo:paragraph-rsid="00870bdb" style:font-size-asian="11pt" style:font-weight-asian="bold" style:font-size-complex="11pt" style:font-weight-complex="bold" style:script-type="latin"/>
    </style:style>
    <style:style style:name="P2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8ae688" style:script-type="latin"/>
    </style:style>
    <style:style style:name="P2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513a0" officeooo:paragraph-rsid="008ae688" style:font-size-asian="11pt" style:font-weight-asian="normal" style:font-size-complex="11pt" style:font-weight-complex="normal" style:script-type="latin"/>
    </style:style>
    <style:style style:name="P2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3c391" officeooo:paragraph-rsid="008ae688" style:font-size-asian="11pt" style:font-weight-asian="bold" style:font-size-complex="11pt" style:font-weight-complex="bold" style:script-type="latin"/>
    </style:style>
    <style:style style:name="P2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paragraph-rsid="008ae688" style:font-weight-asian="normal" style:font-weight-complex="normal" style:script-type="latin"/>
    </style:style>
    <style:style style:name="P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8ae688" style:font-size-asian="11pt" style:font-weight-asian="bold" style:font-size-complex="11pt" style:font-weight-complex="bold" style:script-type="latin"/>
    </style:style>
    <style:style style:name="P2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8adcce" style:script-type="latin"/>
    </style:style>
    <style:style style:name="P2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8adcce" style:font-size-asian="11pt" style:font-weight-asian="bold" style:font-size-complex="11pt" style:font-weight-complex="bold" style:script-type="latin"/>
    </style:style>
    <style:style style:name="P2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7649e" officeooo:paragraph-rsid="008adcce" style:font-size-asian="11pt" style:font-weight-asian="normal" style:font-size-complex="11pt" style:font-weight-complex="normal" style:script-type="latin"/>
    </style:style>
    <style:style style:name="P2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rsid="00870bdb" officeooo:paragraph-rsid="0087649e" style:font-weight-asian="normal" style:font-weight-complex="normal" style:script-type="latin"/>
    </style:style>
    <style:style style:name="P3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7649e" officeooo:paragraph-rsid="0087649e" style:font-size-asian="11pt" style:font-weight-asian="normal" style:font-size-complex="11pt" style:font-weight-complex="normal" style:script-type="latin"/>
    </style:style>
    <style:style style:name="P3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8ae688" style:font-size-asian="11pt" style:font-size-complex="11pt" style:script-type="latin"/>
    </style:style>
    <style:style style:name="P3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8adcce" style:font-size-asian="11pt" style:font-size-complex="11pt" style:script-type="latin"/>
    </style:style>
    <style:style style:name="P3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8adcce" style:font-size-asian="11pt" style:font-size-complex="11pt" style:script-type="latin"/>
    </style:style>
    <style:style style:name="P3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8ae688" style:font-size-asian="11pt" style:font-size-complex="11pt" style:script-type="latin"/>
    </style:style>
    <style:style style:name="P3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70bdb" officeooo:paragraph-rsid="008adcce" style:font-size-asian="11pt" style:font-size-complex="11pt" style:script-type="latin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fo:font-weight="bold" officeooo:rsid="00978536" officeooo:paragraph-rsid="00e466b0" style:font-size-asian="11pt" style:font-weight-asian="bold" style:font-size-complex="11pt" style:font-weight-complex="bold" style:script-type="latin"/>
    </style:style>
    <style:style style:name="P3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  <style:tab-stop style:position="2.3752in"/>
        </style:tab-stops>
      </style:paragraph-properties>
      <style:text-properties fo:font-size="11pt" fo:language="sv" fo:country="SE" officeooo:rsid="0083c391" officeooo:paragraph-rsid="00e466b0" style:font-size-asian="11pt" style:font-size-complex="11pt" style:script-type="latin"/>
    </style:style>
    <style:style style:name="P3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e466b0" style:font-size-asian="11pt" style:font-weight-asian="bold" style:font-size-complex="11pt" style:font-weight-complex="bold" style:script-type="latin"/>
    </style:style>
    <style:style style:name="P3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e466b0" style:font-size-asian="11pt" style:font-size-complex="11pt" style:script-type="latin"/>
    </style:style>
    <style:style style:name="P4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e5502c" style:script-type="latin"/>
    </style:style>
    <style:style style:name="P4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fo:font-weight="normal" officeooo:paragraph-rsid="00e5502c" style:font-weight-asian="normal" style:font-weight-complex="normal" style:script-type="latin"/>
    </style:style>
    <style:style style:name="P4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513a0" officeooo:paragraph-rsid="00e5502c" style:font-size-asian="11pt" style:font-weight-asian="bold" style:font-size-complex="11pt" style:font-weight-complex="bold" style:script-type="latin"/>
    </style:style>
    <style:style style:name="P4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normal" officeooo:rsid="0087649e" officeooo:paragraph-rsid="00e5502c" style:font-size-asian="11pt" style:font-weight-asian="normal" style:font-size-complex="11pt" style:font-weight-complex="normal" style:script-type="latin"/>
    </style:style>
    <style:style style:name="P4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3c391" officeooo:paragraph-rsid="00e5502c" style:font-size-asian="11pt" style:font-size-complex="11pt" style:script-type="latin"/>
    </style:style>
    <style:style style:name="P4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fo:font-weight="bold" officeooo:rsid="0083c391" officeooo:paragraph-rsid="00e5502c" style:font-size-asian="11pt" style:font-weight-asian="bold" style:font-size-complex="11pt" style:font-weight-complex="bold" style:script-type="latin"/>
    </style:style>
    <style:style style:name="P4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language="sv" fo:country="SE" officeooo:paragraph-rsid="00e5e111" style:script-type="latin"/>
    </style:style>
    <style:style style:name="P4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e5502c" style:font-size-asian="11pt" style:font-size-complex="11pt" style:script-type="latin"/>
    </style:style>
    <style:style style:name="P4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1252in"/>
          <style:tab-stop style:position="2.8752in"/>
          <style:tab-stop style:position="5in"/>
        </style:tab-stops>
      </style:paragraph-properties>
      <style:text-properties fo:font-size="11pt" fo:language="sv" fo:country="SE" officeooo:rsid="008513a0" officeooo:paragraph-rsid="00e5e111" style:font-size-asian="11pt" style:font-size-complex="11pt" style:script-type="latin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fo:font-weight="bold" officeooo:rsid="00a5290b" officeooo:paragraph-rsid="00afd8b5" style:font-size-asian="11pt" style:font-weight-asian="bold" style:font-size-complex="11pt" style:font-weight-complex="bold" style:script-type="latin"/>
    </style:style>
    <style:style style:name="P5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9510be" officeooo:paragraph-rsid="00afd8b5" style:font-size-asian="11pt" style:font-size-complex="11pt" style:script-type="latin"/>
    </style:style>
    <style:style style:name="P5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4d109" officeooo:paragraph-rsid="00afd8b5" style:font-size-asian="11pt" style:font-size-complex="11pt" style:script-type="latin"/>
    </style:style>
    <style:style style:name="P5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paragraph-rsid="00afd8b5" style:script-type="latin"/>
    </style:style>
    <style:style style:name="P5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paragraph-rsid="01611719" style:script-type="latin"/>
    </style:style>
    <style:style style:name="P5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46ee3" officeooo:paragraph-rsid="00afd8b5" style:font-size-asian="11pt" style:font-size-complex="11pt" style:script-type="latin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paragraph-rsid="00afd8b5" style:script-type="latin"/>
    </style:style>
    <style:style style:name="P56" style:family="paragraph" style:parent-style-name="Footnote">
      <style:text-properties fo:language="sv" fo:country="SE" style:script-type="latin"/>
    </style:style>
    <style:style style:name="P5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1.5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bc5ab" officeooo:paragraph-rsid="00afd8b5" style:font-size-asian="11pt" style:font-size-complex="11pt" style:script-type="latin"/>
    </style:style>
    <style:style style:name="P5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in"/>
          <style:tab-stop style:position="1.5in"/>
          <style:tab-stop style:position="3.5in"/>
          <style:tab-stop style:position="4in"/>
          <style:tab-stop style:position="4.25in"/>
          <style:tab-stop style:position="4.8752in"/>
        </style:tab-stops>
      </style:paragraph-properties>
      <style:text-properties fo:language="sv" fo:country="SE" officeooo:paragraph-rsid="00afd8b5" style:script-type="latin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style:font-name="Liberation Serif" fo:font-size="11pt" fo:language="sv" fo:country="SE" fo:font-weight="bold" officeooo:rsid="00abc5ab" officeooo:paragraph-rsid="00afd8b5" style:font-size-asian="11pt" style:font-weight-asian="bold" style:font-size-complex="11pt" style:font-weight-complex="bold" style:script-type="latin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252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language="sv" fo:country="SE" officeooo:rsid="01631750" officeooo:paragraph-rsid="01631750" style:script-type="latin"/>
    </style:style>
    <style:style style:name="P6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1.5in"/>
          <style:tab-stop style:position="3.3126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officeooo:rsid="00abc5ab" officeooo:paragraph-rsid="01631750" style:font-size-asian="11pt" style:font-size-complex="11pt" style:script-type="latin"/>
    </style:style>
    <style:style style:name="P6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1.5in"/>
          <style:tab-stop style:position="3.4984in"/>
          <style:tab-stop style:position="3.9374in"/>
          <style:tab-stop style:position="4.25in"/>
          <style:tab-stop style:position="5in"/>
        </style:tab-stops>
      </style:paragraph-properties>
      <style:text-properties fo:font-size="11pt" fo:language="sv" fo:country="SE" fo:font-style="italic" fo:font-weight="normal" officeooo:rsid="016383c1" officeooo:paragraph-rsid="016383c1" style:font-size-asian="11pt" style:font-style-asian="italic" style:font-weight-asian="normal" style:font-size-complex="11pt" style:font-style-complex="italic" style:font-weight-complex="normal" style:script-type="latin"/>
    </style:style>
    <style:style style:name="P6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4429in"/>
          <style:tab-stop style:position="2.4398in"/>
          <style:tab-stop style:position="2.8736in"/>
          <style:tab-stop style:position="4.6272in"/>
          <style:tab-stop style:position="5in"/>
        </style:tab-stops>
      </style:paragraph-properties>
      <style:text-properties fo:font-size="11pt" fo:language="sv" fo:country="SE" officeooo:rsid="01631750" officeooo:paragraph-rsid="017cc109" style:font-size-asian="11pt" style:font-size-complex="11pt" style:script-type="latin"/>
    </style:style>
    <style:style style:name="P64" style:family="paragraph" style:parent-style-name="Footnote">
      <style:text-properties fo:language="sv" fo:country="SE" officeooo:rsid="0169f14f" officeooo:paragraph-rsid="0169f14f" style:script-type="latin"/>
    </style:style>
    <style:style style:name="P6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in"/>
          <style:tab-stop style:position="1.5in"/>
          <style:tab-stop style:position="3.5in"/>
          <style:tab-stop style:position="4in"/>
          <style:tab-stop style:position="4.25in"/>
          <style:tab-stop style:position="4.8752in"/>
        </style:tab-stops>
      </style:paragraph-properties>
      <style:text-properties fo:font-size="11pt" fo:language="sv" fo:country="SE" officeooo:rsid="01631750" officeooo:paragraph-rsid="01631750" style:font-size-asian="11pt" style:font-size-complex="11pt" style:script-type="latin"/>
    </style:style>
    <style:style style:name="P6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fo:font-style="italic" fo:font-weight="normal" officeooo:rsid="016383c1" officeooo:paragraph-rsid="0169b095" style:font-size-asian="11pt" style:font-style-asian="italic" style:font-weight-asian="normal" style:font-size-complex="11pt" style:font-style-complex="italic" style:font-weight-complex="normal" style:script-type="latin"/>
    </style:style>
    <style:style style:name="P6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officeooo:rsid="016383c1" officeooo:paragraph-rsid="0169b095" style:font-size-asian="11pt" style:font-size-complex="11pt" style:script-type="latin"/>
    </style:style>
    <style:style style:name="P6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officeooo:rsid="01631750" officeooo:paragraph-rsid="0169b095" style:font-size-asian="11pt" style:font-size-complex="11pt" style:script-type="latin"/>
    </style:style>
    <style:style style:name="P6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officeooo:rsid="01631750" officeooo:paragraph-rsid="0169b095" style:font-size-asian="11pt" style:font-size-complex="11pt" style:script-type="latin"/>
    </style:style>
    <style:style style:name="P7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officeooo:rsid="01631750" officeooo:paragraph-rsid="0170ba28" style:font-size-asian="11pt" style:font-size-complex="11pt" style:script-type="latin"/>
    </style:style>
    <style:style style:name="P7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officeooo:rsid="016b5fc7" officeooo:paragraph-rsid="016f1a84" style:font-size-asian="11pt" style:font-size-complex="11pt" style:script-type="latin"/>
    </style:style>
    <style:style style:name="P7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1.0681in"/>
          <style:tab-stop style:position="2.4398in"/>
          <style:tab-stop style:position="3.6283in"/>
          <style:tab-stop style:position="4.6874in"/>
        </style:tab-stops>
      </style:paragraph-properties>
      <style:text-properties fo:font-size="11pt" fo:language="sv" fo:country="SE" officeooo:rsid="016b5fc7" officeooo:paragraph-rsid="016b5fc7" style:font-size-asian="11pt" style:font-size-complex="11pt" style:script-type="latin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0.75in"/>
        </style:tab-stops>
      </style:paragraph-properties>
      <style:text-properties fo:language="sv" fo:country="SE" officeooo:paragraph-rsid="0169b095" style:script-type="latin"/>
    </style:style>
    <style:style style:name="P7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8dbdae" officeooo:paragraph-rsid="009919ec" style:font-size-asian="11pt" style:font-size-complex="11pt" style:script-type="latin"/>
    </style:style>
    <style:style style:name="P7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8dbdae" officeooo:paragraph-rsid="00b1eda1" style:font-size-asian="11pt" style:font-size-complex="11pt" style:script-type="latin"/>
    </style:style>
    <style:style style:name="P7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8dbdae" officeooo:paragraph-rsid="00bea5a7" style:font-size-asian="11pt" style:font-size-complex="11pt" style:script-type="latin"/>
    </style:style>
    <style:style style:name="P7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8dbdae" officeooo:paragraph-rsid="00b1af28" style:font-size-asian="11pt" style:font-size-complex="11pt" style:script-type="latin"/>
    </style:style>
    <style:style style:name="P7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0c6da" officeooo:paragraph-rsid="009919ec" style:font-size-asian="11pt" style:font-size-complex="11pt" style:script-type="latin"/>
    </style:style>
    <style:style style:name="P7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0cf34" officeooo:paragraph-rsid="009919ec" style:font-size-asian="11pt" style:font-size-complex="11pt" style:script-type="latin"/>
    </style:style>
    <style:style style:name="P8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0c6da" officeooo:paragraph-rsid="00c06132" style:font-size-asian="11pt" style:font-size-complex="11pt" style:script-type="latin"/>
    </style:style>
    <style:style style:name="P8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3.9374in"/>
          <style:tab-stop style:position="5.1252in"/>
        </style:tab-stops>
      </style:paragraph-properties>
      <style:text-properties fo:font-size="11pt" fo:language="sv" fo:country="SE" officeooo:rsid="0092c7d9" officeooo:paragraph-rsid="009919ec" style:font-size-asian="11pt" style:font-size-complex="11pt" style:script-type="latin"/>
    </style:style>
    <style:style style:name="P8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2c7d9" officeooo:paragraph-rsid="009919ec" style:font-size-asian="11pt" style:font-size-complex="11pt" style:script-type="latin"/>
    </style:style>
    <style:style style:name="P8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389be" officeooo:paragraph-rsid="009919ec" style:font-size-asian="11pt" style:font-size-complex="11pt" style:script-type="latin"/>
    </style:style>
    <style:style style:name="P8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41f41" officeooo:paragraph-rsid="009919ec" style:font-size-asian="11pt" style:font-size-complex="11pt" style:script-type="latin"/>
    </style:style>
    <style:style style:name="P8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5626in"/>
          <style:tab-stop style:position="3.1252in"/>
          <style:tab-stop style:position="3.6874in"/>
          <style:tab-stop style:position="4.75in"/>
          <style:tab-stop style:position="5in"/>
        </style:tab-stops>
      </style:paragraph-properties>
      <style:text-properties fo:font-size="11pt" fo:language="sv" fo:country="SE" officeooo:rsid="009510be" officeooo:paragraph-rsid="009919ec" style:font-size-asian="11pt" style:font-size-complex="11pt" style:script-type="latin"/>
    </style:style>
    <style:style style:name="P86" style:family="paragraph" style:parent-style-name="Standard">
      <style:paragraph-properties fo:text-align="left" style:justify-single-word="false" fo:break-before="page"/>
      <style:text-properties fo:language="sv" fo:country="SE" fo:font-weight="bold" officeooo:rsid="00959877" officeooo:paragraph-rsid="009919ec" style:font-weight-asian="bold" style:font-weight-complex="bold" style:script-type="latin"/>
    </style:style>
    <style:style style:name="P87" style:family="paragraph" style:parent-style-name="Standard">
      <style:text-properties fo:font-size="11pt" fo:language="sv" fo:country="SE" officeooo:rsid="001057d8" officeooo:paragraph-rsid="009919ec" style:font-size-asian="11pt" style:font-size-complex="11pt" style:script-type="latin"/>
    </style:style>
    <style:style style:name="P88" style:family="paragraph" style:parent-style-name="Standard">
      <style:paragraph-properties fo:text-align="center" style:justify-single-word="false"/>
      <style:text-properties fo:font-size="11pt" fo:language="sv" fo:country="SE" fo:font-style="italic" officeooo:rsid="014ca90c" officeooo:paragraph-rsid="014ca90c" style:font-size-asian="11pt" style:font-style-asian="italic" style:font-size-complex="11pt" style:font-style-complex="italic" style:script-type="latin"/>
    </style:style>
    <style:style style:name="P89" style:family="paragraph" style:parent-style-name="Standard">
      <style:text-properties fo:color="#000000" loext:opacity="100%" fo:font-size="11pt" fo:language="sv" fo:country="SE" officeooo:rsid="001057d8" officeooo:paragraph-rsid="009919ec" style:font-size-asian="11pt" style:font-size-complex="11pt" style:script-type="latin"/>
    </style:style>
    <style:style style:name="P9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000000" loext:opacity="100%" fo:language="sv" fo:country="SE" officeooo:rsid="00a7dfdc" officeooo:paragraph-rsid="00a7dfdc" style:script-type="latin"/>
    </style:style>
    <style:style style:name="P9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language="sv" fo:country="SE" officeooo:paragraph-rsid="009919ec" style:script-type="latin"/>
    </style:style>
    <style:style style:name="P9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1507312" officeooo:paragraph-rsid="01507312" style:font-size-asian="11pt" style:font-size-complex="11pt" style:script-type="latin"/>
    </style:style>
    <style:style style:name="P9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0f43b0c" officeooo:paragraph-rsid="00f43b0c" style:font-size-asian="11pt" style:font-size-complex="11pt" style:script-type="latin"/>
    </style:style>
    <style:style style:name="P9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148d695" officeooo:paragraph-rsid="0148d695" style:font-size-asian="11pt" style:font-size-complex="11pt" style:script-type="latin"/>
    </style:style>
    <style:style style:name="P9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color="#000000" loext:opacity="100%" fo:font-size="11pt" fo:language="sv" fo:country="SE" officeooo:rsid="002f41fb" officeooo:paragraph-rsid="009919ec" style:font-size-asian="11pt" style:font-size-complex="11pt" style:script-type="latin"/>
    </style:style>
    <style:style style:name="P9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f41fb" officeooo:paragraph-rsid="009919ec" style:font-size-asian="11pt" style:font-size-complex="11pt" style:script-type="latin"/>
    </style:style>
    <style:style style:name="P9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d7a566" officeooo:paragraph-rsid="00d7a566" style:font-size-asian="11pt" style:font-size-complex="11pt" style:script-type="latin"/>
    </style:style>
    <style:style style:name="P9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ce33f6" style:script-type="latin"/>
    </style:style>
    <style:style style:name="P9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73dc07" officeooo:paragraph-rsid="0173dc07" style:font-size-asian="11pt" style:font-size-complex="11pt" style:script-type="latin"/>
    </style:style>
    <style:style style:name="P10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4a6bf5" officeooo:paragraph-rsid="009919ec" style:font-size-asian="11pt" style:font-size-complex="11pt" style:script-type="latin"/>
    </style:style>
    <style:style style:name="P10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b6e1d3" officeooo:paragraph-rsid="00b6e1d3" style:font-size-asian="11pt" style:font-size-complex="11pt" style:script-type="latin"/>
    </style:style>
    <style:style style:name="P10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c8c13" officeooo:paragraph-rsid="009919ec" style:font-size-asian="11pt" style:font-size-complex="11pt" style:script-type="latin"/>
    </style:style>
    <style:style style:name="P10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f7e746" style:script-type="latin"/>
    </style:style>
    <style:style style:name="P10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c8c13" officeooo:paragraph-rsid="00a7dfdc" style:font-size-asian="11pt" style:font-size-complex="11pt" style:script-type="latin"/>
    </style:style>
    <style:style style:name="P10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02a3270" officeooo:paragraph-rsid="0122759e" style:font-size-asian="11pt" style:font-size-complex="11pt" style:script-type="latin"/>
    </style:style>
    <style:style style:name="P10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62d02" officeooo:paragraph-rsid="009919ec" style:font-size-asian="11pt" style:font-size-complex="11pt" style:script-type="latin"/>
    </style:style>
    <style:style style:name="P10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dc6df2" officeooo:paragraph-rsid="00dc6df2" style:font-size-asian="11pt" style:font-size-complex="11pt" style:script-type="latin"/>
    </style:style>
    <style:style style:name="P10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cbf97b" officeooo:paragraph-rsid="00cbf97b" style:font-size-asian="11pt" style:font-size-complex="11pt" style:script-type="latin"/>
    </style:style>
    <style:style style:name="P10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ec01b" officeooo:paragraph-rsid="009919ec" style:font-size-asian="11pt" style:font-size-complex="11pt" style:script-type="latin"/>
    </style:style>
    <style:style style:name="P11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4896c9" officeooo:paragraph-rsid="009919ec" style:font-size-asian="11pt" style:font-size-complex="11pt" style:script-type="latin"/>
    </style:style>
    <style:style style:name="P11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32c45" officeooo:paragraph-rsid="009919ec" style:font-size-asian="11pt" style:font-size-complex="11pt" style:script-type="latin"/>
    </style:style>
    <style:style style:name="P11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9919ec" style:script-type="latin"/>
    </style:style>
    <style:style style:name="P11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9e00e0" officeooo:paragraph-rsid="009e00e0" style:script-type="latin"/>
    </style:style>
    <style:style style:name="P11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9ffa9a" style:script-type="latin"/>
    </style:style>
    <style:style style:name="P11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7ec01b" officeooo:paragraph-rsid="009ffa9a" style:script-type="latin"/>
    </style:style>
    <style:style style:name="P11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2a3270" officeooo:paragraph-rsid="009919ec" style:script-type="latin"/>
    </style:style>
    <style:style style:name="P11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aa2325" officeooo:paragraph-rsid="00aa2325" style:script-type="latin"/>
    </style:style>
    <style:style style:name="P11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1bfea" officeooo:paragraph-rsid="009919ec" style:font-size-asian="11pt" style:font-size-complex="11pt" style:script-type="latin"/>
    </style:style>
    <style:style style:name="P11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c84e77" officeooo:paragraph-rsid="01773ffe" style:script-type="latin"/>
    </style:style>
    <style:style style:name="P12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773ffe" officeooo:paragraph-rsid="01773ffe" style:font-size-asian="11pt" style:font-size-complex="11pt" style:script-type="latin"/>
    </style:style>
    <style:style style:name="P12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756198" officeooo:paragraph-rsid="0178f3cf" style:font-size-asian="11pt" style:font-size-complex="11pt" style:script-type="latin"/>
    </style:style>
    <style:style style:name="P12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17530b6" officeooo:paragraph-rsid="017530b6" style:font-size-asian="11pt" style:font-size-complex="11pt" style:script-type="latin"/>
    </style:style>
    <style:style style:name="P12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1773ffe" officeooo:paragraph-rsid="01773ffe" style:font-size-asian="11pt" style:font-size-complex="11pt" style:script-type="latin"/>
    </style:style>
    <style:style style:name="P12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1015b19" style:script-type="latin"/>
    </style:style>
    <style:style style:name="P1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17f4e8e" officeooo:paragraph-rsid="018015d1" style:font-size-asian="11pt" style:font-size-complex="11pt" style:script-type="latin"/>
    </style:style>
    <style:style style:name="P12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7f4e8e" officeooo:paragraph-rsid="017f4e8e" style:font-size-asian="11pt" style:font-size-complex="11pt" style:script-type="latin"/>
    </style:style>
    <style:style style:name="P12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c9f61e" style:script-type="latin"/>
    </style:style>
    <style:style style:name="P12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5240c0" officeooo:paragraph-rsid="00c9f61e" style:script-type="latin"/>
    </style:style>
    <style:style style:name="P12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43f8bd" officeooo:paragraph-rsid="009919ec" style:script-type="latin"/>
    </style:style>
    <style:style style:name="P13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446fc1" officeooo:paragraph-rsid="009919ec" style:font-size-asian="11pt" style:font-size-complex="11pt" style:script-type="latin"/>
    </style:style>
    <style:style style:name="P13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39e979" officeooo:paragraph-rsid="009919ec" style:script-type="latin"/>
    </style:style>
    <style:style style:name="P13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a3270" officeooo:paragraph-rsid="01275946" style:font-size-asian="11pt" style:font-size-complex="11pt" style:script-type="latin"/>
    </style:style>
    <style:style style:name="P13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a3270" officeooo:paragraph-rsid="009919ec" style:font-size-asian="11pt" style:font-size-complex="11pt" style:script-type="latin"/>
    </style:style>
    <style:style style:name="P13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aa2325" officeooo:paragraph-rsid="00aa2325" style:font-size-asian="11pt" style:font-size-complex="11pt" style:script-type="latin"/>
    </style:style>
    <style:style style:name="P13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aa2325" style:script-type="latin"/>
    </style:style>
    <style:style style:name="P13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d9d6b6" officeooo:paragraph-rsid="00d9d6b6" style:font-size-asian="11pt" style:font-size-complex="11pt" style:script-type="latin"/>
    </style:style>
    <style:style style:name="P13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04c9a5" officeooo:paragraph-rsid="0104c9a5" style:font-size-asian="11pt" style:font-size-complex="11pt" style:script-type="latin"/>
    </style:style>
    <style:style style:name="P13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ad7e3" officeooo:paragraph-rsid="00d9d6b6" style:font-size-asian="11pt" style:font-size-complex="11pt" style:script-type="latin"/>
    </style:style>
    <style:style style:name="P13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80c275" officeooo:paragraph-rsid="0180c275" style:font-size-asian="11pt" style:font-size-complex="11pt" style:script-type="latin"/>
    </style:style>
    <style:style style:name="P14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6f11ab" officeooo:paragraph-rsid="009919ec" style:script-type="latin"/>
    </style:style>
    <style:style style:name="P14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cb290" officeooo:paragraph-rsid="009919ec" style:font-size-asian="11pt" style:font-size-complex="11pt" style:script-type="latin"/>
    </style:style>
    <style:style style:name="P14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cd5aa" officeooo:paragraph-rsid="009919ec" style:font-size-asian="11pt" style:font-size-complex="11pt" style:script-type="latin"/>
    </style:style>
    <style:style style:name="P14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d9d48" officeooo:paragraph-rsid="009919ec" style:font-size-asian="11pt" style:font-size-complex="11pt" style:script-type="latin"/>
    </style:style>
    <style:style style:name="P14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paragraph-rsid="009ad33e" style:script-type="latin"/>
    </style:style>
    <style:style style:name="P14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55410e" officeooo:paragraph-rsid="0155410e" style:font-size-asian="11pt" style:font-size-complex="11pt" style:script-type="latin"/>
    </style:style>
    <style:style style:name="P14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46d48" officeooo:paragraph-rsid="009919ec" style:font-size-asian="11pt" style:font-size-complex="11pt" style:script-type="latin"/>
    </style:style>
    <style:style style:name="P14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cad8c" officeooo:paragraph-rsid="009919ec" style:font-size-asian="11pt" style:font-size-complex="11pt" style:script-type="latin"/>
    </style:style>
    <style:style style:name="P14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3d0b2" officeooo:paragraph-rsid="009919ec" style:font-size-asian="11pt" style:font-size-complex="11pt" style:script-type="latin"/>
    </style:style>
    <style:style style:name="P14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06f11ab" officeooo:paragraph-rsid="009919ec" style:font-size-asian="11pt" style:font-size-complex="11pt" style:script-type="latin"/>
    </style:style>
    <style:style style:name="P15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bd7a13" officeooo:paragraph-rsid="00bd7a13" style:font-size-asian="11pt" style:font-size-complex="11pt" style:script-type="latin"/>
    </style:style>
    <style:style style:name="P15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41960" officeooo:paragraph-rsid="00d9d6b6" style:font-size-asian="11pt" style:font-size-complex="11pt" style:script-type="latin"/>
    </style:style>
    <style:style style:name="P15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13d0326" officeooo:paragraph-rsid="013d0326" style:font-size-asian="11pt" style:font-size-complex="11pt" style:script-type="latin"/>
    </style:style>
    <style:style style:name="P15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f49ab3" officeooo:paragraph-rsid="00f49ab3" style:font-size-asian="11pt" style:font-size-complex="11pt" style:script-type="latin"/>
    </style:style>
    <style:style style:name="P15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29e0fa" officeooo:paragraph-rsid="009919ec" style:font-size-asian="11pt" style:font-size-complex="11pt" style:script-type="latin"/>
    </style:style>
    <style:style style:name="P15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468d2" officeooo:paragraph-rsid="009919ec" style:font-size-asian="11pt" style:font-size-complex="11pt" style:script-type="latin"/>
    </style:style>
    <style:style style:name="P15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551fa" officeooo:paragraph-rsid="009919ec" style:font-size-asian="11pt" style:font-size-complex="11pt" style:script-type="latin"/>
    </style:style>
    <style:style style:name="P15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ad134" officeooo:paragraph-rsid="009919ec" style:font-size-asian="11pt" style:font-size-complex="11pt" style:script-type="latin"/>
    </style:style>
    <style:style style:name="P15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8ef7c" officeooo:paragraph-rsid="009919ec" style:font-size-asian="11pt" style:font-size-complex="11pt" style:script-type="latin"/>
    </style:style>
    <style:style style:name="P15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ce719" officeooo:paragraph-rsid="009919ec" style:font-size-asian="11pt" style:font-size-complex="11pt" style:script-type="latin"/>
    </style:style>
    <style:style style:name="P16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f1205" officeooo:paragraph-rsid="009919ec" style:font-size-asian="11pt" style:font-size-complex="11pt" style:script-type="latin"/>
    </style:style>
    <style:style style:name="P16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1fd65" officeooo:paragraph-rsid="009919ec" style:font-size-asian="11pt" style:font-size-complex="11pt" style:script-type="latin"/>
    </style:style>
    <style:style style:name="P16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74d68a" officeooo:paragraph-rsid="009919ec" style:font-size-asian="11pt" style:font-size-complex="11pt" style:script-type="latin"/>
    </style:style>
    <style:style style:name="P16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1d33f" officeooo:paragraph-rsid="009919ec" style:font-size-asian="11pt" style:font-size-complex="11pt" style:script-type="latin"/>
    </style:style>
    <style:style style:name="P164" style:family="paragraph" style:parent-style-name="Footnote">
      <style:text-properties fo:language="sv" fo:country="SE" officeooo:rsid="01561a73" officeooo:paragraph-rsid="01561a73" style:script-type="latin"/>
    </style:style>
    <style:style style:name="P16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5b84d2" officeooo:paragraph-rsid="009919ec" style:font-size-asian="11pt" style:font-size-complex="11pt" style:script-type="latin"/>
    </style:style>
    <style:style style:name="P16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60f518" officeooo:paragraph-rsid="009919ec" style:font-size-asian="11pt" style:font-size-complex="11pt" style:script-type="latin"/>
    </style:style>
    <style:style style:name="P16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3ad7e3" officeooo:paragraph-rsid="009919ec" style:font-size-asian="11pt" style:font-size-complex="11pt" style:script-type="latin"/>
    </style:style>
    <style:style style:name="P16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officeooo:rsid="001057d8" officeooo:paragraph-rsid="009919ec" style:font-size-asian="11pt" style:font-size-complex="11pt" style:script-type="latin"/>
    </style:style>
    <style:style style:name="P16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officeooo:paragraph-rsid="009919ec"/>
    </style:style>
    <style:style style:name="P17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 style:writing-mode="lr-tb" style:writing-mode-automatic="false">
        <style:tab-stops>
          <style:tab-stop style:position="0.75in"/>
        </style:tab-stops>
      </style:paragraph-properties>
      <style:text-properties fo:font-size="11pt" fo:language="sv" fo:country="SE" officeooo:rsid="01398821" officeooo:paragraph-rsid="01398821" style:font-size-asian="11pt" style:font-size-complex="11pt" style:script-type="latin"/>
    </style:style>
    <style:style style:name="P17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language="sv" fo:country="SE" officeooo:rsid="0075f7d5" officeooo:paragraph-rsid="009919ec" style:script-type="latin"/>
    </style:style>
    <style:style style:name="P17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75in"/>
        </style:tab-stops>
      </style:paragraph-properties>
      <style:text-properties fo:font-size="11pt" fo:language="sv" fo:country="SE" fo:font-weight="bold" officeooo:rsid="00169bae" officeooo:paragraph-rsid="009919ec" style:font-size-asian="11pt" style:font-weight-asian="bold" style:font-size-complex="11pt" style:font-weight-complex="bold" style:script-type="latin"/>
    </style:style>
    <style:style style:name="T1" style:family="text">
      <style:text-properties fo:font-weight="bold" officeooo:rsid="008c478d" style:font-weight-asian="bold" style:font-weight-complex="bold"/>
    </style:style>
    <style:style style:name="T2" style:family="text">
      <style:text-properties fo:font-weight="bold" officeooo:rsid="001057d8" style:font-weight-asian="bold" style:font-weight-complex="bold"/>
    </style:style>
    <style:style style:name="T3" style:family="text">
      <style:text-properties officeooo:rsid="018924f5"/>
    </style:style>
    <style:style style:name="T4" style:family="text">
      <style:text-properties officeooo:rsid="00fb3109"/>
    </style:style>
    <style:style style:name="T5" style:family="text">
      <style:text-properties fo:font-weight="bold" officeooo:rsid="00de12be" style:font-weight-asian="bold" style:font-weight-complex="bold"/>
    </style:style>
    <style:style style:name="T6" style:family="text">
      <style:text-properties fo:font-weight="bold" officeooo:rsid="00ed60e7" style:font-weight-asian="bold" style:font-weight-complex="bold"/>
    </style:style>
    <style:style style:name="T7" style:family="text">
      <style:text-properties fo:font-weight="bold" officeooo:rsid="00ec8329" style:font-weight-asian="bold" style:font-weight-complex="bold"/>
    </style:style>
    <style:style style:name="T8" style:family="text">
      <style:text-properties fo:font-weight="bold" officeooo:rsid="01359946" style:font-weight-asian="bold" style:font-weight-complex="bold"/>
    </style:style>
    <style:style style:name="T9" style:family="text">
      <style:text-properties officeooo:rsid="012e49f6"/>
    </style:style>
    <style:style style:name="T10" style:family="text">
      <style:text-properties officeooo:rsid="00265880"/>
    </style:style>
    <style:style style:name="T11" style:family="text">
      <style:text-properties officeooo:rsid="0016724b"/>
    </style:style>
    <style:style style:name="T12" style:family="text">
      <style:text-properties officeooo:rsid="0018675f"/>
    </style:style>
    <style:style style:name="T13" style:family="text">
      <style:text-properties officeooo:rsid="00328bf2"/>
    </style:style>
    <style:style style:name="T14" style:family="text">
      <style:text-properties fo:font-size="11pt" officeooo:rsid="0018675f" style:font-size-asian="11pt" style:font-size-complex="11pt"/>
    </style:style>
    <style:style style:name="T15" style:family="text">
      <style:text-properties fo:font-size="11pt" officeooo:rsid="0016724b" style:font-size-asian="11pt" style:font-size-complex="11pt"/>
    </style:style>
    <style:style style:name="T16" style:family="text">
      <style:text-properties fo:font-size="11pt" officeooo:rsid="001a4851" style:font-size-asian="11pt" style:font-size-complex="11pt"/>
    </style:style>
    <style:style style:name="T17" style:family="text">
      <style:text-properties fo:font-size="11pt" officeooo:rsid="012e49f6" style:font-size-asian="11pt" style:font-size-complex="11pt"/>
    </style:style>
    <style:style style:name="T18" style:family="text">
      <style:text-properties fo:font-size="11pt" officeooo:rsid="00265880" style:font-size-asian="11pt" style:font-size-complex="11pt"/>
    </style:style>
    <style:style style:name="T19" style:family="text">
      <style:text-properties fo:font-size="11pt" officeooo:rsid="00d9e86c" style:font-size-asian="11pt" style:font-size-complex="11pt"/>
    </style:style>
    <style:style style:name="T20" style:family="text">
      <style:text-properties officeooo:rsid="001a4851"/>
    </style:style>
    <style:style style:name="T21" style:family="text">
      <style:text-properties officeooo:rsid="00224620"/>
    </style:style>
    <style:style style:name="T22" style:family="text">
      <style:text-properties officeooo:rsid="0026c5cf"/>
    </style:style>
    <style:style style:name="T23" style:family="text">
      <style:text-properties officeooo:rsid="00d9e86c"/>
    </style:style>
    <style:style style:name="T24" style:family="text">
      <style:text-properties officeooo:rsid="001b0c0b"/>
    </style:style>
    <style:style style:name="T25" style:family="text">
      <style:text-properties officeooo:rsid="01316c4e"/>
    </style:style>
    <style:style style:name="T26" style:family="text">
      <style:text-properties officeooo:rsid="00df814e"/>
    </style:style>
    <style:style style:name="T27" style:family="text">
      <style:text-properties fo:font-size="11pt" fo:font-weight="bold" officeooo:rsid="008523d7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83c391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8513a0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d36118" style:font-size-asian="11pt" style:font-weight-asian="bold" style:font-size-complex="11pt" style:font-weight-complex="bold"/>
    </style:style>
    <style:style style:name="T31" style:family="text">
      <style:text-properties fo:font-size="11pt" fo:font-weight="normal" officeooo:rsid="008513a0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8523d7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d95f2f" style:font-size-asian="11pt" style:font-weight-asian="normal" style:font-size-complex="11pt" style:font-weight-complex="normal"/>
    </style:style>
    <style:style style:name="T34" style:family="text">
      <style:text-properties fo:font-size="11pt" officeooo:rsid="008513a0" style:font-size-asian="11pt" style:font-size-complex="11pt"/>
    </style:style>
    <style:style style:name="T35" style:family="text">
      <style:text-properties fo:font-size="11pt" officeooo:rsid="00870bdb" style:font-size-asian="11pt" style:font-size-complex="11pt"/>
    </style:style>
    <style:style style:name="T36" style:family="text">
      <style:text-properties fo:font-size="11pt" officeooo:rsid="00d95f2f" style:font-size-asian="11pt" style:font-size-complex="11pt"/>
    </style:style>
    <style:style style:name="T37" style:family="text">
      <style:text-properties fo:font-size="11pt" fo:font-weight="normal" officeooo:rsid="00d9610d" style:font-size-asian="11pt" style:font-weight-asian="normal" style:font-size-complex="11pt" style:font-weight-complex="normal"/>
    </style:style>
    <style:style style:name="T38" style:family="text">
      <style:text-properties fo:font-size="11pt" fo:font-weight="bold" officeooo:rsid="008ae688" style:font-size-asian="11pt" style:font-weight-asian="bold" style:font-size-complex="11pt" style:font-weight-complex="bold"/>
    </style:style>
    <style:style style:name="T39" style:family="text">
      <style:text-properties fo:font-size="11pt" fo:font-weight="normal" officeooo:rsid="008ae688" style:font-size-asian="11pt" style:font-weight-asian="normal" style:font-size-complex="11pt" style:font-weight-complex="normal"/>
    </style:style>
    <style:style style:name="T40" style:family="text">
      <style:text-properties fo:font-size="11pt" officeooo:rsid="008ae688" style:font-size-asian="11pt" style:font-size-complex="11pt"/>
    </style:style>
    <style:style style:name="T41" style:family="text">
      <style:text-properties fo:font-size="11pt" fo:font-weight="bold" officeooo:rsid="008adcce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870bdb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87649e" style:font-size-asian="11pt" style:font-weight-asian="bold" style:font-size-complex="11pt" style:font-weight-complex="bold"/>
    </style:style>
    <style:style style:name="T44" style:family="text">
      <style:text-properties fo:font-size="11pt" fo:font-weight="normal" officeooo:rsid="00870bdb" style:font-size-asian="11pt" style:font-weight-asian="normal" style:font-size-complex="11pt" style:font-weight-complex="normal"/>
    </style:style>
    <style:style style:name="T45" style:family="text">
      <style:text-properties fo:font-size="11pt" fo:font-weight="normal" officeooo:rsid="0087649e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8adcce" style:font-size-asian="11pt" style:font-weight-asian="normal" style:font-size-complex="11pt" style:font-weight-complex="normal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87649e" style:font-size-asian="11pt" style:font-size-complex="11pt"/>
    </style:style>
    <style:style style:name="T50" style:family="text">
      <style:text-properties fo:font-size="11pt" officeooo:rsid="00d9610d" style:font-size-asian="11pt" style:font-size-complex="11pt"/>
    </style:style>
    <style:style style:name="T51" style:family="text">
      <style:text-properties fo:font-size="11pt" officeooo:rsid="008adcce" style:font-size-asian="11pt" style:font-size-complex="11pt"/>
    </style:style>
    <style:style style:name="T52" style:family="text">
      <style:text-properties officeooo:rsid="008513a0"/>
    </style:style>
    <style:style style:name="T53" style:family="text">
      <style:text-properties officeooo:rsid="008adcce"/>
    </style:style>
    <style:style style:name="T54" style:family="text">
      <style:text-properties officeooo:rsid="008ae688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d9610d"/>
    </style:style>
    <style:style style:name="T57" style:family="text">
      <style:text-properties officeooo:rsid="00e1c1c2"/>
    </style:style>
    <style:style style:name="T58" style:family="text">
      <style:text-properties fo:font-size="11pt" fo:font-weight="normal" officeooo:rsid="00e5502c" style:font-size-asian="11pt" style:font-weight-asian="normal" style:font-size-complex="11pt" style:font-weight-complex="normal"/>
    </style:style>
    <style:style style:name="T59" style:family="text">
      <style:text-properties fo:font-weight="normal" officeooo:rsid="00d9610d" style:font-weight-asian="normal" style:font-weight-complex="normal"/>
    </style:style>
    <style:style style:name="T60" style:family="text">
      <style:text-properties fo:font-weight="normal" officeooo:rsid="00e5502c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e5e111" style:font-weight-asian="normal" style:font-weight-complex="normal"/>
    </style:style>
    <style:style style:name="T63" style:family="text">
      <style:text-properties fo:font-size="11pt" fo:font-weight="bold" officeooo:rsid="00a46ee3" style:font-size-asian="11pt" style:font-weight-asian="bold" style:font-size-complex="11pt" style:font-weight-complex="bold"/>
    </style:style>
    <style:style style:name="T64" style:family="text">
      <style:text-properties fo:font-size="11pt" officeooo:rsid="00a46ee3" style:font-size-asian="11pt" style:font-size-complex="11pt"/>
    </style:style>
    <style:style style:name="T65" style:family="text">
      <style:text-properties fo:font-size="11pt" officeooo:rsid="00a4ab98" style:font-size-asian="11pt" style:font-size-complex="11pt"/>
    </style:style>
    <style:style style:name="T66" style:family="text">
      <style:text-properties fo:font-size="11pt" officeooo:rsid="00a4d109" style:font-size-asian="11pt" style:font-size-complex="11pt"/>
    </style:style>
    <style:style style:name="T67" style:family="text">
      <style:text-properties fo:font-size="11pt" fo:font-weight="bold" officeooo:rsid="00abc5ab" style:font-size-asian="11pt" style:font-weight-asian="bold" style:font-size-complex="11pt" style:font-weight-complex="bold"/>
    </style:style>
    <style:style style:name="T68" style:family="text">
      <style:text-properties fo:font-size="11pt" fo:font-weight="bold" officeooo:rsid="00b07786" style:font-size-asian="11pt" style:font-weight-asian="bold" style:font-size-complex="11pt" style:font-weight-complex="bold"/>
    </style:style>
    <style:style style:name="T69" style:family="text">
      <style:text-properties officeooo:rsid="00e9c59e"/>
    </style:style>
    <style:style style:name="T70" style:family="text">
      <style:text-properties officeooo:rsid="0113673a"/>
    </style:style>
    <style:style style:name="T71" style:family="text">
      <style:text-properties fo:font-size="11pt" officeooo:rsid="00abc5ab" style:font-size-asian="11pt" style:font-size-complex="11pt"/>
    </style:style>
    <style:style style:name="T72" style:family="text">
      <style:text-properties fo:font-size="11pt" officeooo:rsid="00adfd90" style:font-size-asian="11pt" style:font-size-complex="11pt"/>
    </style:style>
    <style:style style:name="T73" style:family="text">
      <style:text-properties fo:font-family="'Times New Roman'" style:font-family-generic="roman" fo:font-size="11pt" officeooo:rsid="00abc5ab" style:font-size-asian="11pt" style:font-size-complex="11pt"/>
    </style:style>
    <style:style style:name="T74" style:family="text">
      <style:text-properties style:font-name="Liberation Serif" fo:font-size="11pt" fo:font-style="italic" officeooo:rsid="00abc5ab" style:font-size-asian="11pt" style:font-style-asian="italic" style:font-size-complex="11pt" style:font-style-complex="italic"/>
    </style:style>
    <style:style style:name="T75" style:family="text">
      <style:text-properties style:font-name="Liberation Serif" fo:font-size="11pt" officeooo:rsid="00abc5ab" style:font-size-asian="11pt" style:font-size-complex="11pt"/>
    </style:style>
    <style:style style:name="T76" style:family="text">
      <style:text-properties style:font-name="Liberation Serif" fo:font-size="11pt" officeooo:rsid="00adfd90" style:font-size-asian="11pt" style:font-size-complex="11pt"/>
    </style:style>
    <style:style style:name="T77" style:family="text">
      <style:text-properties style:font-name="Liberation Serif" fo:font-size="11pt" officeooo:rsid="00af0335" style:font-size-asian="11pt" style:font-size-complex="11pt"/>
    </style:style>
    <style:style style:name="T78" style:family="text">
      <style:text-properties style:font-name="Liberation Serif" fo:font-size="11pt" officeooo:rsid="00afd8b5" style:font-size-asian="11pt" style:font-size-complex="11pt"/>
    </style:style>
    <style:style style:name="T79" style:family="text">
      <style:text-properties style:font-name="Liberation Serif" fo:font-size="11pt" fo:font-style="italic" officeooo:rsid="00afd8b5" style:font-size-asian="11pt" style:font-style-asian="italic" style:font-size-complex="11pt" style:font-style-complex="italic"/>
    </style:style>
    <style:style style:name="T80" style:family="text">
      <style:text-properties officeooo:rsid="017cc109"/>
    </style:style>
    <style:style style:name="T81" style:family="text">
      <style:text-properties officeooo:rsid="0169b095"/>
    </style:style>
    <style:style style:name="T82" style:family="text">
      <style:text-properties officeooo:rsid="016b5fc7"/>
    </style:style>
    <style:style style:name="T83" style:family="text">
      <style:text-properties officeooo:rsid="0168ac4b"/>
    </style:style>
    <style:style style:name="T84" style:family="text">
      <style:text-properties officeooo:rsid="016383c1"/>
    </style:style>
    <style:style style:name="T85" style:family="text">
      <style:text-properties officeooo:rsid="01674ef0"/>
    </style:style>
    <style:style style:name="T86" style:family="text">
      <style:text-properties officeooo:rsid="0170ba28"/>
    </style:style>
    <style:style style:name="T87" style:family="text">
      <style:text-properties fo:font-weight="bold" officeooo:rsid="01638d40" style:font-weight-asian="bold" style:font-weight-complex="bold"/>
    </style:style>
    <style:style style:name="T88" style:family="text">
      <style:text-properties officeooo:rsid="01638d40"/>
    </style:style>
    <style:style style:name="T89" style:family="text">
      <style:text-properties fo:font-weight="bold" officeooo:rsid="01674ef0" style:font-weight-asian="bold" style:font-weight-complex="bold"/>
    </style:style>
    <style:style style:name="T90" style:family="text">
      <style:text-properties officeooo:rsid="016d34b9"/>
    </style:style>
    <style:style style:name="T91" style:family="text">
      <style:text-properties officeooo:rsid="016f1a84"/>
    </style:style>
    <style:style style:name="T92" style:family="text">
      <style:text-properties fo:font-size="11pt" fo:font-weight="bold" officeooo:rsid="008dbdae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0959877" style:font-size-asian="11pt" style:font-weight-asian="bold" style:font-size-complex="11pt" style:font-weight-complex="bold"/>
    </style:style>
    <style:style style:name="T94" style:family="text">
      <style:text-properties officeooo:rsid="0090cf34"/>
    </style:style>
    <style:style style:name="T95" style:family="text">
      <style:text-properties officeooo:rsid="00f5ec57"/>
    </style:style>
    <style:style style:name="T96" style:family="text">
      <style:text-properties fo:color="#ff0000" loext:opacity="100%"/>
    </style:style>
    <style:style style:name="T97" style:family="text">
      <style:text-properties fo:color="#ff0000" loext:opacity="100%" fo:font-size="11pt" fo:font-weight="bold" officeooo:rsid="00467d0f" style:font-size-asian="11pt" style:font-weight-asian="bold" style:font-size-complex="11pt" style:font-weight-complex="bold"/>
    </style:style>
    <style:style style:name="T98" style:family="text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T99" style:family="text">
      <style:text-properties fo:font-size="11pt" officeooo:rsid="00f7e746" style:font-size-asian="11pt" style:font-size-complex="11pt"/>
    </style:style>
    <style:style style:name="T100" style:family="text">
      <style:text-properties fo:font-size="11pt" officeooo:rsid="013f167d" style:font-size-asian="11pt" style:font-size-complex="11pt"/>
    </style:style>
    <style:style style:name="T101" style:family="text">
      <style:text-properties fo:font-size="11pt" fo:font-weight="bold" officeooo:rsid="00467d0f" style:font-size-asian="11pt" style:font-weight-asian="bold" style:font-size-complex="11pt" style:font-weight-complex="bold"/>
    </style:style>
    <style:style style:name="T102" style:family="text">
      <style:text-properties fo:font-size="11pt" officeooo:rsid="00467d0f" style:font-size-asian="11pt" style:font-size-complex="11pt"/>
    </style:style>
    <style:style style:name="T103" style:family="text">
      <style:text-properties fo:font-size="11pt" officeooo:rsid="00474ae7" style:font-size-asian="11pt" style:font-size-complex="11pt"/>
    </style:style>
    <style:style style:name="T104" style:family="text">
      <style:text-properties fo:font-size="11pt" officeooo:rsid="007bf5f1" style:font-size-asian="11pt" style:font-size-complex="11pt"/>
    </style:style>
    <style:style style:name="T105" style:family="text">
      <style:text-properties fo:color="#ff0000" loext:opacity="100%" fo:font-weight="bold" style:font-weight-asian="bold" style:font-weight-complex="bold"/>
    </style:style>
    <style:style style:name="T106" style:family="text">
      <style:text-properties officeooo:rsid="01522dc9"/>
    </style:style>
    <style:style style:name="T107" style:family="text">
      <style:text-properties officeooo:rsid="014a4408"/>
    </style:style>
    <style:style style:name="T108" style:family="text">
      <style:text-properties officeooo:rsid="00bc3d20"/>
    </style:style>
    <style:style style:name="T109" style:family="text">
      <style:text-properties officeooo:rsid="013f167d"/>
    </style:style>
    <style:style style:name="T110" style:family="text">
      <style:text-properties fo:color="#000000" loext:opacity="100%" fo:font-weight="bold" style:font-weight-asian="bold" style:font-weight-complex="bold"/>
    </style:style>
    <style:style style:name="T111" style:family="text">
      <style:text-properties fo:color="#000000" loext:opacity="100%"/>
    </style:style>
    <style:style style:name="T112" style:family="text">
      <style:text-properties fo:font-size="11pt" fo:font-weight="bold" officeooo:rsid="00ce33f6" style:font-size-asian="11pt" style:font-weight-asian="bold" style:font-size-complex="11pt" style:font-weight-complex="bold"/>
    </style:style>
    <style:style style:name="T113" style:family="text">
      <style:text-properties fo:font-size="11pt" officeooo:rsid="00ce33f6" style:font-size-asian="11pt" style:font-size-complex="11pt"/>
    </style:style>
    <style:style style:name="T114" style:family="text">
      <style:text-properties fo:font-size="11pt" officeooo:rsid="00d0241d" style:font-size-asian="11pt" style:font-size-complex="11pt"/>
    </style:style>
    <style:style style:name="T115" style:family="text">
      <style:text-properties officeooo:rsid="004beadb"/>
    </style:style>
    <style:style style:name="T116" style:family="text">
      <style:text-properties officeooo:rsid="00bd67b4"/>
    </style:style>
    <style:style style:name="T117" style:family="text">
      <style:text-properties fo:color="#ff0000" loext:opacity="100%" fo:font-size="11pt" fo:font-weight="bold" officeooo:rsid="00a7dfdc" style:font-size-asian="11pt" style:font-weight-asian="bold" style:font-size-complex="11pt" style:font-weight-complex="bold"/>
    </style:style>
    <style:style style:name="T118" style:family="text">
      <style:text-properties fo:color="#ff0000" loext:opacity="100%" fo:font-size="11pt" fo:font-weight="bold" officeooo:rsid="00a8a2a1" style:font-size-asian="11pt" style:font-weight-asian="bold" style:font-size-complex="11pt" style:font-weight-complex="bold"/>
    </style:style>
    <style:style style:name="T119" style:family="text">
      <style:text-properties fo:font-size="11pt" officeooo:rsid="00a7dfdc" style:font-size-asian="11pt" style:font-size-complex="11pt"/>
    </style:style>
    <style:style style:name="T120" style:family="text">
      <style:text-properties officeooo:rsid="00d6372d"/>
    </style:style>
    <style:style style:name="T121" style:family="text">
      <style:text-properties officeooo:rsid="00fed6da"/>
    </style:style>
    <style:style style:name="T122" style:family="text">
      <style:text-properties officeooo:rsid="01254d28"/>
    </style:style>
    <style:style style:name="T123" style:family="text">
      <style:text-properties officeooo:rsid="00fee001"/>
    </style:style>
    <style:style style:name="T124" style:family="text">
      <style:text-properties officeooo:rsid="0123fef0"/>
    </style:style>
    <style:style style:name="T125" style:family="text">
      <style:text-properties officeooo:rsid="01212cfc"/>
    </style:style>
    <style:style style:name="T126" style:family="text">
      <style:text-properties fo:color="#ff0000" loext:opacity="100%" fo:font-weight="bold" officeooo:rsid="0024c716" style:font-weight-asian="bold" style:font-weight-complex="bold"/>
    </style:style>
    <style:style style:name="T127" style:family="text">
      <style:text-properties fo:font-size="11pt" fo:font-weight="bold" officeooo:rsid="00721c3e" style:font-size-asian="11pt" style:font-weight-asian="bold" style:font-size-complex="11pt" style:font-weight-complex="bold"/>
    </style:style>
    <style:style style:name="T128" style:family="text">
      <style:text-properties fo:font-size="11pt" officeooo:rsid="00721c3e" style:font-size-asian="11pt" style:font-size-complex="11pt"/>
    </style:style>
    <style:style style:name="T129" style:family="text">
      <style:text-properties fo:font-size="11pt" officeooo:rsid="0072ba6b" style:font-size-asian="11pt" style:font-size-complex="11pt"/>
    </style:style>
    <style:style style:name="T130" style:family="text">
      <style:text-properties fo:font-size="11pt" fo:font-weight="bold" officeooo:rsid="0024c716" style:font-size-asian="11pt" style:font-weight-asian="bold" style:font-size-complex="11pt" style:font-weight-complex="bold"/>
    </style:style>
    <style:style style:name="T131" style:family="text">
      <style:text-properties fo:font-size="11pt" fo:font-weight="bold" officeooo:rsid="00256247" style:font-size-asian="11pt" style:font-weight-asian="bold" style:font-size-complex="11pt" style:font-weight-complex="bold"/>
    </style:style>
    <style:style style:name="T132" style:family="text">
      <style:text-properties fo:font-size="11pt" officeooo:rsid="0024c716" style:font-size-asian="11pt" style:font-size-complex="11pt"/>
    </style:style>
    <style:style style:name="T133" style:family="text">
      <style:text-properties fo:font-size="11pt" officeooo:rsid="005a436b" style:font-size-asian="11pt" style:font-size-complex="11pt"/>
    </style:style>
    <style:style style:name="T134" style:family="text">
      <style:text-properties fo:font-size="11pt" fo:font-weight="bold" officeooo:rsid="009e00e0" style:font-size-asian="11pt" style:font-weight-asian="bold" style:font-size-complex="11pt" style:font-weight-complex="bold"/>
    </style:style>
    <style:style style:name="T135" style:family="text">
      <style:text-properties fo:font-size="11pt" fo:font-weight="bold" officeooo:rsid="009ffa9a" style:font-size-asian="11pt" style:font-weight-asian="bold" style:font-size-complex="11pt" style:font-weight-complex="bold"/>
    </style:style>
    <style:style style:name="T136" style:family="text">
      <style:text-properties fo:font-size="11pt" officeooo:rsid="009e00e0" style:font-size-asian="11pt" style:font-size-complex="11pt"/>
    </style:style>
    <style:style style:name="T137" style:family="text">
      <style:text-properties fo:font-size="11pt" officeooo:rsid="009ffa9a" style:font-size-asian="11pt" style:font-size-complex="11pt"/>
    </style:style>
    <style:style style:name="T138" style:family="text">
      <style:text-properties fo:font-size="11pt" officeooo:rsid="00a05288" style:font-size-asian="11pt" style:font-size-complex="11pt"/>
    </style:style>
    <style:style style:name="T139" style:family="text">
      <style:text-properties fo:font-family="'Liberation Serif'" style:font-family-generic="roman" fo:font-size="11pt" officeooo:rsid="00a05288" style:font-size-asian="11pt" style:font-size-complex="11pt"/>
    </style:style>
    <style:style style:name="T140" style:family="text">
      <style:text-properties style:font-name="Liberation Serif" fo:font-size="11pt" officeooo:rsid="00a05288" style:font-size-asian="11pt" style:font-size-complex="11pt"/>
    </style:style>
    <style:style style:name="T141" style:family="text">
      <style:text-properties fo:color="#ff0000" loext:opacity="100%" fo:font-size="11pt" fo:font-weight="bold" officeooo:rsid="0024c716" style:font-size-asian="11pt" style:font-weight-asian="bold" style:font-size-complex="11pt" style:font-weight-complex="bold"/>
    </style:style>
    <style:style style:name="T142" style:family="text">
      <style:text-properties fo:font-size="11pt" fo:font-weight="bold" officeooo:rsid="002b05df" style:font-size-asian="11pt" style:font-weight-asian="bold" style:font-size-complex="11pt" style:font-weight-complex="bold"/>
    </style:style>
    <style:style style:name="T143" style:family="text">
      <style:text-properties fo:font-size="11pt" officeooo:rsid="002b05df" style:font-size-asian="11pt" style:font-size-complex="11pt"/>
    </style:style>
    <style:style style:name="T144" style:family="text">
      <style:text-properties fo:font-size="11pt" officeooo:rsid="005a92a7" style:font-size-asian="11pt" style:font-size-complex="11pt"/>
    </style:style>
    <style:style style:name="T145" style:family="text">
      <style:text-properties fo:font-size="11pt" officeooo:rsid="00fed6da" style:font-size-asian="11pt" style:font-size-complex="11pt"/>
    </style:style>
    <style:style style:name="T146" style:family="text">
      <style:text-properties fo:font-size="11pt" officeooo:rsid="00fee001" style:font-size-asian="11pt" style:font-size-complex="11pt"/>
    </style:style>
    <style:style style:name="T147" style:family="text">
      <style:text-properties fo:font-size="11pt" fo:font-weight="bold" officeooo:rsid="005a92a7" style:font-size-asian="11pt" style:font-weight-asian="bold" style:font-size-complex="11pt" style:font-weight-complex="bold"/>
    </style:style>
    <style:style style:name="T148" style:family="text">
      <style:text-properties fo:font-size="11pt" officeooo:rsid="00ffb287" style:font-size-asian="11pt" style:font-size-complex="11pt"/>
    </style:style>
    <style:style style:name="T149" style:family="text">
      <style:text-properties officeooo:rsid="00ba5af1"/>
    </style:style>
    <style:style style:name="T150" style:family="text">
      <style:text-properties fo:font-size="11pt" fo:font-weight="bold" officeooo:rsid="005e0b99" style:font-size-asian="11pt" style:font-weight-asian="bold" style:font-size-complex="11pt" style:font-weight-complex="bold"/>
    </style:style>
    <style:style style:name="T151" style:family="text">
      <style:text-properties fo:font-size="11pt" officeooo:rsid="005e0b99" style:font-size-asian="11pt" style:font-size-complex="11pt"/>
    </style:style>
    <style:style style:name="T152" style:family="text">
      <style:text-properties fo:font-size="11pt" officeooo:rsid="005f590d" style:font-size-asian="11pt" style:font-size-complex="11pt"/>
    </style:style>
    <style:style style:name="T153" style:family="text">
      <style:text-properties fo:color="#ff0000" loext:opacity="100%" fo:font-size="11pt" fo:font-weight="bold" officeooo:rsid="005e0b99" style:font-size-asian="11pt" style:font-weight-asian="bold" style:font-size-complex="11pt" style:font-weight-complex="bold"/>
    </style:style>
    <style:style style:name="T154" style:family="text">
      <style:text-properties officeooo:rsid="01773ffe"/>
    </style:style>
    <style:style style:name="T155" style:family="text">
      <style:text-properties officeooo:rsid="0179356d"/>
    </style:style>
    <style:style style:name="T156" style:family="text">
      <style:text-properties officeooo:rsid="0178f3cf"/>
    </style:style>
    <style:style style:name="T157" style:family="text">
      <style:text-properties officeooo:rsid="017ad87b"/>
    </style:style>
    <style:style style:name="T158" style:family="text">
      <style:text-properties officeooo:rsid="01774835"/>
    </style:style>
    <style:style style:name="T159" style:family="text">
      <style:text-properties fo:font-size="11pt" fo:font-weight="bold" officeooo:rsid="002a3270" style:font-size-asian="11pt" style:font-weight-asian="bold" style:font-size-complex="11pt" style:font-weight-complex="bold"/>
    </style:style>
    <style:style style:name="T160" style:family="text">
      <style:text-properties fo:font-size="11pt" officeooo:rsid="002a3270" style:font-size-asian="11pt" style:font-size-complex="11pt"/>
    </style:style>
    <style:style style:name="T161" style:family="text">
      <style:text-properties fo:font-size="11pt" officeooo:rsid="002b31c1" style:font-size-asian="11pt" style:font-size-complex="11pt"/>
    </style:style>
    <style:style style:name="T162" style:family="text">
      <style:text-properties fo:font-size="11pt" officeooo:rsid="01015b19" style:font-size-asian="11pt" style:font-size-complex="11pt"/>
    </style:style>
    <style:style style:name="T163" style:family="text">
      <style:text-properties fo:font-size="11pt" officeooo:rsid="01824a9b" style:font-size-asian="11pt" style:font-size-complex="11pt"/>
    </style:style>
    <style:style style:name="T164" style:family="text">
      <style:text-properties officeooo:rsid="018321bd"/>
    </style:style>
    <style:style style:name="T165" style:family="text">
      <style:text-properties officeooo:rsid="0184b892"/>
    </style:style>
    <style:style style:name="T166" style:family="text">
      <style:text-properties officeooo:rsid="018015d1"/>
    </style:style>
    <style:style style:name="T167" style:family="text">
      <style:text-properties officeooo:rsid="01875cae"/>
    </style:style>
    <style:style style:name="T168" style:family="text">
      <style:text-properties fo:font-size="11pt" fo:font-weight="bold" officeooo:rsid="00c9f61e" style:font-size-asian="11pt" style:font-weight-asian="bold" style:font-size-complex="11pt" style:font-weight-complex="bold"/>
    </style:style>
    <style:style style:name="T169" style:family="text">
      <style:text-properties fo:font-size="11pt" fo:font-weight="bold" officeooo:rsid="00c84e77" style:font-size-asian="11pt" style:font-weight-asian="bold" style:font-size-complex="11pt" style:font-weight-complex="bold"/>
    </style:style>
    <style:style style:name="T170" style:family="text">
      <style:text-properties fo:font-size="11pt" officeooo:rsid="00c84e77" style:font-size-asian="11pt" style:font-size-complex="11pt"/>
    </style:style>
    <style:style style:name="T171" style:family="text">
      <style:text-properties fo:font-size="11pt" officeooo:rsid="00c9f61e" style:font-size-asian="11pt" style:font-size-complex="11pt"/>
    </style:style>
    <style:style style:name="T172" style:family="text">
      <style:text-properties fo:font-size="11pt" officeooo:rsid="00cb0355" style:font-size-asian="11pt" style:font-size-complex="11pt"/>
    </style:style>
    <style:style style:name="T173" style:family="text">
      <style:text-properties fo:color="#ff0000" loext:opacity="100%" fo:font-size="11pt" fo:font-weight="bold" officeooo:rsid="002a3270" style:font-size-asian="11pt" style:font-weight-asian="bold" style:font-size-complex="11pt" style:font-weight-complex="bold"/>
    </style:style>
    <style:style style:name="T174" style:family="text">
      <style:text-properties fo:color="#ff0000" loext:opacity="100%" fo:font-size="11pt" fo:font-weight="bold" officeooo:rsid="00523136" style:font-size-asian="11pt" style:font-weight-asian="bold" style:font-size-complex="11pt" style:font-weight-complex="bold"/>
    </style:style>
    <style:style style:name="T175" style:family="text">
      <style:text-properties fo:font-size="11pt" officeooo:rsid="00523136" style:font-size-asian="11pt" style:font-size-complex="11pt"/>
    </style:style>
    <style:style style:name="T176" style:family="text">
      <style:text-properties fo:font-size="11pt" fo:font-style="italic" officeooo:rsid="00523136" style:font-size-asian="11pt" style:font-style-asian="italic" style:font-size-complex="11pt" style:font-style-complex="italic"/>
    </style:style>
    <style:style style:name="T177" style:family="text">
      <style:text-properties fo:font-size="11pt" officeooo:rsid="0102ec14" style:font-size-asian="11pt" style:font-size-complex="11pt"/>
    </style:style>
    <style:style style:name="T178" style:family="text">
      <style:text-properties officeooo:rsid="012854b4"/>
    </style:style>
    <style:style style:name="T179" style:family="text">
      <style:text-properties officeooo:rsid="01275946"/>
    </style:style>
    <style:style style:name="T180" style:family="text">
      <style:text-properties officeooo:rsid="0126d1bd"/>
    </style:style>
    <style:style style:name="T181" style:family="text">
      <style:text-properties officeooo:rsid="01294fff"/>
    </style:style>
    <style:style style:name="T182" style:family="text">
      <style:text-properties fo:font-weight="bold" officeooo:rsid="002b31c1" style:font-weight-asian="bold" style:font-weight-complex="bold"/>
    </style:style>
    <style:style style:name="T183" style:family="text">
      <style:text-properties fo:font-weight="bold" officeooo:rsid="002b05df" style:font-weight-asian="bold" style:font-weight-complex="bold"/>
    </style:style>
    <style:style style:name="T184" style:family="text">
      <style:text-properties officeooo:rsid="002b31c1"/>
    </style:style>
    <style:style style:name="T185" style:family="text">
      <style:text-properties officeooo:rsid="002b05df"/>
    </style:style>
    <style:style style:name="T186" style:family="text">
      <style:text-properties officeooo:rsid="012ae18e"/>
    </style:style>
    <style:style style:name="T187" style:family="text">
      <style:text-properties fo:color="#ff0000" loext:opacity="100%" fo:font-size="11pt" fo:font-weight="bold" officeooo:rsid="0016724b" style:font-size-asian="11pt" style:font-weight-asian="bold" style:font-size-complex="11pt" style:font-weight-complex="bold"/>
    </style:style>
    <style:style style:name="T188" style:family="text">
      <style:text-properties fo:font-size="11pt" officeooo:rsid="00411da7" style:font-size-asian="11pt" style:font-size-complex="11pt"/>
    </style:style>
    <style:style style:name="T189" style:family="text">
      <style:text-properties fo:font-size="11pt" fo:font-style="italic" officeooo:rsid="00411da7" style:font-size-asian="11pt" style:font-style-asian="italic" style:font-size-complex="11pt" style:font-style-complex="italic"/>
    </style:style>
    <style:style style:name="T190" style:family="text">
      <style:text-properties fo:font-size="11pt" fo:font-style="italic" officeooo:rsid="0041d56d" style:font-size-asian="11pt" style:font-style-asian="italic" style:font-size-complex="11pt" style:font-style-complex="italic"/>
    </style:style>
    <style:style style:name="T191" style:family="text">
      <style:text-properties officeooo:rsid="011177a1"/>
    </style:style>
    <style:style style:name="T192" style:family="text">
      <style:text-properties fo:font-size="11pt" fo:font-weight="bold" officeooo:rsid="005dbbb0" style:font-size-asian="11pt" style:font-weight-asian="bold" style:font-size-complex="11pt" style:font-weight-complex="bold"/>
    </style:style>
    <style:style style:name="T193" style:family="text">
      <style:text-properties fo:font-size="11pt" fo:font-weight="bold" officeooo:rsid="005cb290" style:font-size-asian="11pt" style:font-weight-asian="bold" style:font-size-complex="11pt" style:font-weight-complex="bold"/>
    </style:style>
    <style:style style:name="T194" style:family="text">
      <style:text-properties fo:font-size="11pt" officeooo:rsid="005cb290" style:font-size-asian="11pt" style:font-size-complex="11pt"/>
    </style:style>
    <style:style style:name="T195" style:family="text">
      <style:text-properties fo:font-size="11pt" officeooo:rsid="005dbbb0" style:font-size-asian="11pt" style:font-size-complex="11pt"/>
    </style:style>
    <style:style style:name="T196" style:family="text">
      <style:text-properties officeooo:rsid="0180efdc"/>
    </style:style>
    <style:style style:name="T197" style:family="text">
      <style:text-properties fo:font-size="11pt" officeooo:rsid="00700085" style:font-size-asian="11pt" style:font-size-complex="11pt"/>
    </style:style>
    <style:style style:name="T198" style:family="text">
      <style:text-properties fo:font-size="11pt" officeooo:rsid="00c275f7" style:font-size-asian="11pt" style:font-size-complex="11pt"/>
    </style:style>
    <style:style style:name="T199" style:family="text">
      <style:text-properties fo:font-size="11pt" officeooo:rsid="00c1c34a" style:font-size-asian="11pt" style:font-size-complex="11pt"/>
    </style:style>
    <style:style style:name="T200" style:family="text">
      <style:text-properties fo:font-size="11pt" fo:font-weight="bold" officeooo:rsid="009ad33e" style:font-size-asian="11pt" style:font-weight-asian="bold" style:font-size-complex="11pt" style:font-weight-complex="bold"/>
    </style:style>
    <style:style style:name="T201" style:family="text">
      <style:text-properties fo:font-size="11pt" officeooo:rsid="009ad33e" style:font-size-asian="11pt" style:font-size-complex="11pt"/>
    </style:style>
    <style:style style:name="T202" style:family="text">
      <style:text-properties fo:font-size="11pt" officeooo:rsid="009c2b89" style:font-size-asian="11pt" style:font-size-complex="11pt"/>
    </style:style>
    <style:style style:name="T203" style:family="text">
      <style:text-properties officeooo:rsid="00655edf"/>
    </style:style>
    <style:style style:name="T204" style:family="text">
      <style:text-properties fo:font-size="11pt" fo:font-weight="bold" officeooo:rsid="004f1ce8" style:font-size-asian="11pt" style:font-weight-asian="bold" style:font-size-complex="11pt" style:font-weight-complex="bold"/>
    </style:style>
    <style:style style:name="T205" style:family="text">
      <style:text-properties fo:font-size="11pt" officeooo:rsid="004f1ce8" style:font-size-asian="11pt" style:font-size-complex="11pt"/>
    </style:style>
    <style:style style:name="T206" style:family="text">
      <style:text-properties fo:font-size="11pt" officeooo:rsid="0050eeba" style:font-size-asian="11pt" style:font-size-complex="11pt"/>
    </style:style>
    <style:style style:name="T207" style:family="text">
      <style:text-properties fo:font-size="11pt" officeooo:rsid="0107f209" style:font-size-asian="11pt" style:font-size-complex="11pt"/>
    </style:style>
    <style:style style:name="T208" style:family="text">
      <style:text-properties officeooo:rsid="00a28618"/>
    </style:style>
    <style:style style:name="T209" style:family="text">
      <style:text-properties officeooo:rsid="00a2e075"/>
    </style:style>
    <style:style style:name="T210" style:family="text">
      <style:text-properties officeooo:rsid="010993f4"/>
    </style:style>
    <style:style style:name="T211" style:family="text">
      <style:text-properties officeooo:rsid="010dafe7"/>
    </style:style>
    <style:style style:name="T212" style:family="text">
      <style:text-properties officeooo:rsid="010c6d71"/>
    </style:style>
    <style:style style:name="T213" style:family="text">
      <style:text-properties officeooo:rsid="010ea115"/>
    </style:style>
    <style:style style:name="T214" style:family="text">
      <style:text-properties officeooo:rsid="013da511"/>
    </style:style>
    <style:style style:name="T215" style:family="text">
      <style:text-properties officeooo:rsid="013e70bf"/>
    </style:style>
    <style:style style:name="T216" style:family="text">
      <style:text-properties fo:font-size="11pt" fo:font-weight="bold" officeooo:rsid="001657e9" style:font-size-asian="11pt" style:font-weight-asian="bold" style:font-size-complex="11pt" style:font-weight-complex="bold"/>
    </style:style>
    <style:style style:name="T217" style:family="text">
      <style:text-properties fo:font-size="11pt" officeooo:rsid="001657e9" style:font-size-asian="11pt" style:font-size-complex="11pt"/>
    </style:style>
    <style:style style:name="T218" style:family="text">
      <style:text-properties fo:font-size="11pt" officeooo:rsid="00cb79d3" style:font-size-asian="11pt" style:font-size-complex="11pt"/>
    </style:style>
    <style:style style:name="T219" style:family="text">
      <style:text-properties officeooo:rsid="0142230e"/>
    </style:style>
    <style:style style:name="T220" style:family="text">
      <style:text-properties officeooo:rsid="01107fee"/>
    </style:style>
    <style:style style:name="T221" style:family="text">
      <style:text-properties officeooo:rsid="0056e54e"/>
    </style:style>
    <style:style style:name="T222" style:family="text">
      <style:text-properties officeooo:rsid="0143ffb3"/>
    </style:style>
    <style:style style:name="T223" style:family="text">
      <style:text-properties officeooo:rsid="014563db"/>
    </style:style>
    <style:style style:name="T224" style:family="text">
      <style:text-properties officeooo:rsid="01474c98"/>
    </style:style>
    <style:style style:name="T225" style:family="text">
      <style:text-properties officeooo:rsid="012c4d9e"/>
    </style:style>
    <style:style style:name="T226" style:family="text">
      <style:text-properties officeooo:rsid="0013a279"/>
    </style:style>
    <style:style style:name="T227" style:family="text">
      <style:text-properties officeooo:rsid="00626cf4"/>
    </style:style>
    <style:style style:name="T228" style:family="text">
      <style:text-properties fo:font-size="11pt" fo:font-weight="bold" officeooo:rsid="006820a1" style:font-size-asian="11pt" style:font-weight-asian="bold" style:font-size-complex="11pt" style:font-weight-complex="bold"/>
    </style:style>
    <style:style style:name="T229" style:family="text">
      <style:text-properties fo:font-size="11pt" officeooo:rsid="006820a1" style:font-size-asian="11pt" style:font-size-complex="11pt"/>
    </style:style>
    <style:style style:name="T230" style:family="text">
      <style:text-properties fo:font-size="11pt" officeooo:rsid="006a0172" style:font-size-asian="11pt" style:font-size-complex="11pt"/>
    </style:style>
    <style:style style:name="T231" style:family="text">
      <style:text-properties fo:font-size="11pt" officeooo:rsid="0142230e" style:font-size-asian="11pt" style:font-size-complex="11pt"/>
    </style:style>
    <style:style style:name="T232" style:family="text">
      <style:text-properties officeooo:rsid="0157d7f5"/>
    </style:style>
    <style:style style:name="T233" style:family="text">
      <style:text-properties officeooo:rsid="015aaf2e"/>
    </style:style>
    <style:style style:name="T234" style:family="text">
      <style:text-properties fo:color="#ff0000" loext:opacity="100%" fo:font-size="11pt" fo:font-weight="bold" officeooo:rsid="005ba293" style:font-size-asian="11pt" style:font-weight-asian="bold" style:font-size-complex="11pt" style:font-weight-complex="bold"/>
    </style:style>
    <style:style style:name="T235" style:family="text">
      <style:text-properties fo:font-size="11pt" officeooo:rsid="005ba293" style:font-size-asian="11pt" style:font-size-complex="11pt"/>
    </style:style>
    <style:style style:name="T236" style:family="text">
      <style:text-properties fo:font-size="11pt" officeooo:rsid="005b84d2" style:font-size-asian="11pt" style:font-size-complex="11pt"/>
    </style:style>
    <style:style style:name="T237" style:family="text">
      <style:text-properties fo:font-size="11pt" officeooo:rsid="006dc684" style:font-size-asian="11pt" style:font-size-complex="11pt"/>
    </style:style>
    <style:style style:name="T238" style:family="text">
      <style:text-properties officeooo:rsid="005ba293"/>
    </style:style>
    <style:style style:name="T239" style:family="text">
      <style:text-properties officeooo:rsid="006dc684"/>
    </style:style>
    <style:style style:name="T240" style:family="text">
      <style:text-properties officeooo:rsid="00b6e1d3"/>
    </style:style>
    <style:style style:name="T241" style:family="text">
      <style:text-properties fo:language="sv" fo:country="SE" fo:font-weight="bold" style:font-weight-asian="bold" style:font-weight-complex="bold"/>
    </style:style>
    <style:style style:name="T242" style:family="text">
      <style:text-properties fo:font-size="11pt" fo:language="sv" fo:country="SE" officeooo:rsid="001057d8" style:font-size-asian="11pt" style:font-size-complex="11pt" style:script-type="latin"/>
    </style:style>
    <style:style style:name="T243" style:family="text">
      <style:text-properties fo:font-size="11pt" fo:language="sv" fo:country="SE" officeooo:rsid="0142230e" style:font-size-asian="11pt" style:font-size-complex="11pt" style:script-type="latin"/>
    </style:style>
    <style:style style:name="T244" style:family="text">
      <style:text-properties officeooo:rsid="0140609a"/>
    </style:style>
    <style:style style:name="T245" style:family="text">
      <style:text-properties officeooo:rsid="013b277d"/>
    </style:style>
    <style:style style:name="T246" style:family="text">
      <style:text-properties officeooo:rsid="013f7d7c"/>
    </style:style>
    <style:style style:name="T247" style:family="text">
      <style:text-properties fo:font-size="11pt" fo:font-weight="bold" officeooo:rsid="00357c38" style:font-size-asian="11pt" style:font-weight-asian="bold" style:font-size-complex="11pt" style:font-weight-complex="bold"/>
    </style:style>
    <style:style style:name="T248" style:family="text">
      <style:text-properties fo:font-size="11pt" officeooo:rsid="00357c38" style:font-size-asian="11pt" style:font-size-complex="11pt"/>
    </style:style>
    <style:style style:name="T249" style:family="text">
      <style:text-properties fo:font-size="11pt" fo:font-style="italic" officeooo:rsid="00394971" style:font-size-asian="11pt" style:font-style-asian="italic" style:font-size-complex="11pt" style:font-style-complex="italic"/>
    </style:style>
    <style:style style:name="T250" style:family="text">
      <style:text-properties fo:font-size="11pt" officeooo:rsid="00394971" style:font-size-asian="11pt" style:font-size-complex="11pt"/>
    </style:style>
    <style:style style:name="T251" style:family="text">
      <style:text-properties fo:font-size="11pt" officeooo:rsid="00377a15" style:font-size-asian="11pt" style:font-size-complex="11pt"/>
    </style:style>
    <style:style style:name="T252" style:family="text">
      <style:text-properties fo:font-size="11pt" officeooo:rsid="0076510c" style:font-size-asian="11pt" style:font-size-complex="11pt"/>
    </style:style>
    <style:style style:name="T253" style:family="text">
      <style:text-properties fo:font-size="11pt" officeooo:rsid="013f7d7c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ONDENSAT – </text:span><text:span text:style-name="T2">KonCEPT</text:span></text:p>
      <text:p text:style-name="P2"><text:span text:style-name="T3">10</text:span><text:span text:style-name="T4"> april 2026, </text:span>Revision 1.<text:span text:style-name="T3">5</text:span></text:p>
      <text:p text:style-name="P3"><text:span text:style-name="T5">(</text:span><text:span text:style-name="T6">primärt för </text:span><text:span text:style-name="T5">HAREC</text:span><text:span text:style-name="T7">, men även instegscertifikat</text:span><text:span text:style-name="T8">; https://github.com/hp35/koncept</text:span><text:span text:style-name="T5">)</text:span></text:p>
      <text:p text:style-name="P4"/>
      <text:p text:style-name="P5">FREKVENSER</text:p>
      <text:p text:style-name="P6"/>
      <text:p text:style-name="P7">ULF<text:tab/>Ultra Low Frequency<text:tab/>ITU: 300 Hz – 3 kHz<text:span text:style-name="T9"><text:tab/></text:span><text:span text:style-name="T10">(100 mil – 100 km)</text:span></text:p>
      <text:p text:style-name="P8"><text:span text:style-name="T11">VLF<text:tab/>Very Low Frequency<text:tab/>ITU: 3 kHz – 30 kHz</text:span><text:span text:style-name="T9"><text:tab/></text:span><text:span text:style-name="T10">(100 km – 10 km)</text:span><text:span text:style-name="T11">; </text:span><text:span text:style-name="T12">Grimeton: 17.2 kHz</text:span></text:p>
      <text:p text:style-name="P9"><text:span text:style-name="T11">LF<text:tab/>Low Frequency<text:tab/>ITU: 3</text:span><text:span text:style-name="T12">0</text:span><text:span text:style-name="T11"> kHz – 3</text:span><text:span text:style-name="T12">0</text:span><text:span text:style-name="T11">0 kHz</text:span><text:span text:style-name="T9"><text:tab/></text:span><text:span text:style-name="T10">(10 km – 1 km)</text:span></text:p>
      <text:p text:style-name="P9"><text:span text:style-name="T12">M</text:span><text:span text:style-name="T11">F<text:tab/></text:span><text:span text:style-name="T13">Medium</text:span><text:span text:style-name="T11"> Frequency<text:tab/>ITU: 3</text:span><text:span text:style-name="T12">00</text:span><text:span text:style-name="T11"> kHz – 3 </text:span><text:span text:style-name="T12">M</text:span><text:span text:style-name="T11">Hz</text:span><text:span text:style-name="T9"><text:tab/></text:span><text:span text:style-name="T10">(1 km – 100 m)</text:span></text:p>
      <text:p text:style-name="P9"><text:span text:style-name="T12">H</text:span><text:span text:style-name="T11">F<text:tab/></text:span><text:span text:style-name="T12">High</text:span><text:span text:style-name="T11"> Frequency<text:tab/>ITU: 3 </text:span><text:span text:style-name="T12">M</text:span><text:span text:style-name="T11">Hz – 3</text:span><text:span text:style-name="T12">0</text:span><text:span text:style-name="T11"> </text:span><text:span text:style-name="T12">M</text:span><text:span text:style-name="T11">Hz</text:span><text:span text:style-name="T9"><text:tab/></text:span><text:span text:style-name="T10">(100 m – 10 m)</text:span></text:p>
      <text:p text:style-name="P10"><text:span text:style-name="T14">VH</text:span><text:span text:style-name="T15">F<text:tab/></text:span><text:span text:style-name="T16">Very </text:span><text:span text:style-name="T14">High</text:span><text:span text:style-name="T15"> Frequency<text:tab/>ITU: 3</text:span><text:span text:style-name="T14">0</text:span><text:span text:style-name="T15"> </text:span><text:span text:style-name="T14">M</text:span><text:span text:style-name="T15">Hz – 3</text:span><text:span text:style-name="T14">00</text:span><text:span text:style-name="T15"> </text:span><text:span text:style-name="T14">M</text:span><text:span text:style-name="T15">Hz</text:span><text:span text:style-name="T17"><text:tab/></text:span><text:span text:style-name="T18">(10 m – 1 m)</text:span><text:span text:style-name="T15">; </text:span><text:span text:style-name="T18">Kanal </text:span><text:span text:style-name="T14">16: 156.8</text:span><text:span text:style-name="T19">00</text:span><text:span text:style-name="T14"> MHz</text:span></text:p>
      <text:p text:style-name="P11"><text:span text:style-name="T12">UH</text:span><text:span text:style-name="T11">F<text:tab/></text:span><text:span text:style-name="T20">Ultra </text:span><text:span text:style-name="T12">High</text:span><text:span text:style-name="T11"> Frequency<text:tab/>ITU: 3</text:span><text:span text:style-name="T21">0</text:span><text:span text:style-name="T12">0</text:span><text:span text:style-name="T11"> </text:span><text:span text:style-name="T12">M</text:span><text:span text:style-name="T11">Hz – 3 </text:span><text:span text:style-name="T21">G</text:span><text:span text:style-name="T11">Hz</text:span><text:span text:style-name="T9"><text:tab/></text:span><text:span text:style-name="T10">(1 m – 1</text:span><text:span text:style-name="T22">00</text:span><text:span text:style-name="T10"> m</text:span><text:span text:style-name="T23">m</text:span><text:span text:style-name="T10">)</text:span></text:p>
      <text:p text:style-name="P12"><text:span text:style-name="T20">S</text:span><text:span text:style-name="T12">H</text:span><text:span text:style-name="T11">F<text:tab/></text:span><text:span text:style-name="T20">Super </text:span><text:span text:style-name="T12">High</text:span><text:span text:style-name="T11"> Frequency<text:tab/>ITU: </text:span><text:span text:style-name="T20">3</text:span><text:span text:style-name="T11"> </text:span><text:span text:style-name="T20">G</text:span><text:span text:style-name="T11">Hz – 3</text:span><text:span text:style-name="T12">0</text:span><text:span text:style-name="T11"> </text:span><text:span text:style-name="T20">G</text:span><text:span text:style-name="T11">Hz</text:span><text:span text:style-name="T9"><text:tab/></text:span><text:span text:style-name="T10">(1</text:span><text:span text:style-name="T22">00</text:span><text:span text:style-name="T10"> m</text:span><text:span text:style-name="T23">m</text:span><text:span text:style-name="T10"> – 1</text:span><text:span text:style-name="T22">0</text:span><text:span text:style-name="T10"> m</text:span><text:span text:style-name="T22">m</text:span><text:span text:style-name="T10">)</text:span><text:span text:style-name="T11">; </text:span><text:span text:style-name="T20">Bluetooth: 2.45 GHz</text:span></text:p>
      <text:p text:style-name="P12"><text:span text:style-name="T24">E</text:span><text:span text:style-name="T12">H</text:span><text:span text:style-name="T11">F<text:tab/></text:span><text:span text:style-name="T24">Extremely</text:span><text:span text:style-name="T20"> </text:span><text:span text:style-name="T12">High</text:span><text:span text:style-name="T11"> Frequency<text:tab/>ITU: </text:span><text:span text:style-name="T20">3</text:span><text:span text:style-name="T24">0</text:span><text:span text:style-name="T11"> </text:span><text:span text:style-name="T20">G</text:span><text:span text:style-name="T11">Hz – 3</text:span><text:span text:style-name="T12">0</text:span><text:span text:style-name="T24">0</text:span><text:span text:style-name="T11"> </text:span><text:span text:style-name="T20">G</text:span><text:span text:style-name="T11">Hz</text:span><text:span text:style-name="T9"><text:tab/></text:span><text:span text:style-name="T10">(1</text:span><text:span text:style-name="T22">0</text:span><text:span text:style-name="T10"> m</text:span><text:span text:style-name="T25">m</text:span><text:span text:style-name="T10"> – 1 m</text:span><text:span text:style-name="T22">m</text:span><text:span text:style-name="T10">)</text:span></text:p>
      <text:p text:style-name="P13"/>
      <text:p text:style-name="P14">SAMMANFATTNING AV SVENSK BANDPLAN<text:span text:style-name="T26"> (HAREC)</text:span></text:p>
      <text:p text:style-name="P15"/>
      <text:p text:style-name="P16">Band<text:tab/>Bandgränser<text:tab/>Metoder<text:tab/>Maximal effekt</text:p>
      <text:p text:style-name="P17">________________________________________________________________________________</text:p>
      <text:p text:style-name="P17"/>
      <text:p text:style-name="P18"><text:span text:style-name="T27">1</text:span><text:span text:style-name="T28">.</text:span><text:span text:style-name="T27">8</text:span><text:span text:style-name="T29"> MHz<text:tab/></text:span><text:span text:style-name="T27">1</text:span><text:span text:style-name="T29"> </text:span><text:span text:style-name="T27">81</text:span><text:span text:style-name="T29">0 – </text:span><text:span text:style-name="T30">2</text:span><text:span text:style-name="T29"> </text:span><text:span text:style-name="T30">00</text:span><text:span text:style-name="T29">0 kHz</text:span><text:span text:style-name="T31"><text:tab/></text:span><text:span text:style-name="T32">1</text:span><text:span text:style-name="T31"> </text:span><text:span text:style-name="T32">81</text:span><text:span text:style-name="T31">0 – </text:span><text:span text:style-name="T32">1 840</text:span><text:span text:style-name="T31"> CW<text:tab/></text:span><text:span text:style-name="T33">2</text:span><text:span text:style-name="T31">00 W</text:span></text:p>
      <text:p text:style-name="P19"><text:span text:style-name="T34"><text:tab/><text:tab/></text:span><text:span text:style-name="T35">1</text:span><text:span text:style-name="T34"> </text:span><text:span text:style-name="T35">84</text:span><text:span text:style-name="T34">0 – </text:span><text:span text:style-name="T35">1</text:span><text:span text:style-name="T34"> 8</text:span><text:span text:style-name="T35">5</text:span><text:span text:style-name="T34">0 CW / Telefoni<text:tab/></text:span><text:span text:style-name="T36">2</text:span><text:span text:style-name="T35">00 W</text:span></text:p>
      <text:p text:style-name="P19"><text:span text:style-name="T34"><text:tab/><text:tab/></text:span><text:span text:style-name="T35">1</text:span><text:span text:style-name="T34"> </text:span><text:span text:style-name="T35">9</text:span><text:span text:style-name="T36">5</text:span><text:span text:style-name="T34">0 – </text:span><text:span text:style-name="T35">2</text:span><text:span text:style-name="T34"> </text:span><text:span text:style-name="T35">00</text:span><text:span text:style-name="T34">0 CW / Telefoni<text:tab/></text:span><text:span text:style-name="T35">10 W</text:span></text:p>
      <text:p text:style-name="P20"/>
      <text:p text:style-name="P21"><text:span text:style-name="T28">3.</text:span><text:span text:style-name="T29">5 MHz<text:tab/>3 500 – 3 800 kHz</text:span><text:span text:style-name="T31"><text:tab/>3 500 – 3 600 CW<text:tab/></text:span><text:span text:style-name="T37">2</text:span><text:span text:style-name="T31">00 W</text:span></text:p>
      <text:p text:style-name="P22"><text:tab/><text:tab/>3 600 – 3 800 CW / Telefoni</text:p>
      <text:p text:style-name="P23"/>
      <text:p text:style-name="P21"><text:span text:style-name="T38">7</text:span><text:span text:style-name="T29"> MHz<text:tab/></text:span><text:span text:style-name="T38">7</text:span><text:span text:style-name="T29"> </text:span><text:span text:style-name="T38">0</text:span><text:span text:style-name="T29">00 – </text:span><text:span text:style-name="T38">7</text:span><text:span text:style-name="T29"> </text:span><text:span text:style-name="T38">2</text:span><text:span text:style-name="T29">00 kHz</text:span><text:span text:style-name="T31"><text:tab/></text:span><text:span text:style-name="T39">7</text:span><text:span text:style-name="T31"> </text:span><text:span text:style-name="T39">0</text:span><text:span text:style-name="T31">00 – </text:span><text:span text:style-name="T39">7</text:span><text:span text:style-name="T31"> 0</text:span><text:span text:style-name="T39">5</text:span><text:span text:style-name="T31">0 CW<text:tab/></text:span><text:span text:style-name="T37">2</text:span><text:span text:style-name="T31">00 W</text:span></text:p>
      <text:p text:style-name="P24"><text:span text:style-name="T34"><text:tab/><text:tab/></text:span><text:span text:style-name="T40">7</text:span><text:span text:style-name="T34"> </text:span><text:span text:style-name="T40">05</text:span><text:span text:style-name="T34">0 – </text:span><text:span text:style-name="T40">7</text:span><text:span text:style-name="T34"> </text:span><text:span text:style-name="T40">2</text:span><text:span text:style-name="T34">00 CW / Telefoni</text:span></text:p>
      <text:p text:style-name="P25"/>
      <text:p text:style-name="P26"><text:span text:style-name="T29">1</text:span><text:span text:style-name="T41">0</text:span><text:span text:style-name="T42"> MHz<text:tab/>1</text:span><text:span text:style-name="T41">0</text:span><text:span text:style-name="T42"> </text:span><text:span text:style-name="T41">1</text:span><text:span text:style-name="T43">00</text:span><text:span text:style-name="T42"> – 1</text:span><text:span text:style-name="T41">0</text:span><text:span text:style-name="T42"> </text:span><text:span text:style-name="T41">15</text:span><text:span text:style-name="T43">0</text:span><text:span text:style-name="T42"> kHz</text:span><text:span text:style-name="T44"><text:tab/></text:span><text:span text:style-name="T45">1</text:span><text:span text:style-name="T46">0</text:span><text:span text:style-name="T45"> </text:span><text:span text:style-name="T46">1</text:span><text:span text:style-name="T45">00 – 1</text:span><text:span text:style-name="T46">0</text:span><text:span text:style-name="T45"> 1</text:span><text:span text:style-name="T46">5</text:span><text:span text:style-name="T45">0 CW<text:tab/>1</text:span><text:span text:style-name="T46">5</text:span><text:span text:style-name="T45">0 W</text:span></text:p>
      <text:p text:style-name="P27"/>
      <text:p text:style-name="P26"><text:span text:style-name="T29">1</text:span><text:span text:style-name="T43">4</text:span><text:span text:style-name="T42"> MHz<text:tab/>1</text:span><text:span text:style-name="T43">4</text:span><text:span text:style-name="T42"> </text:span><text:span text:style-name="T43">000</text:span><text:span text:style-name="T42"> – 1</text:span><text:span text:style-name="T43">4</text:span><text:span text:style-name="T42"> </text:span><text:span text:style-name="T43">350</text:span><text:span text:style-name="T42"> kHz</text:span><text:span text:style-name="T44"><text:tab/></text:span><text:span text:style-name="T45">14 000 – 14 100 CW<text:tab/></text:span><text:span text:style-name="T37">2</text:span><text:span text:style-name="T45">00 W</text:span></text:p>
      <text:p text:style-name="P28"><text:tab/><text:tab/>14 100 – 14 350 CW / Telefoni</text:p>
      <text:p text:style-name="P27"/>
      <text:p text:style-name="P29"><text:span text:style-name="T29">1</text:span><text:span text:style-name="T47">8 MHz<text:tab/>18 068 – 18 168 kHz</text:span><text:span text:style-name="T48"><text:tab/></text:span><text:span text:style-name="T49">18 068 – 18 100 CW<text:tab/></text:span><text:span text:style-name="T50">2</text:span><text:span text:style-name="T49">00 W</text:span></text:p>
      <text:p text:style-name="P30"><text:tab/><text:tab/>18 100 – 18 168 CW / Telefoni</text:p>
      <text:p text:style-name="P30"/>
      <text:p text:style-name="P21"><text:span text:style-name="T28">2</text:span><text:span text:style-name="T41">1</text:span><text:span text:style-name="T28"> M</text:span><text:span text:style-name="T29">H</text:span><text:span text:style-name="T28">z<text:tab/></text:span><text:span text:style-name="T29">2</text:span><text:span text:style-name="T41">1</text:span><text:span text:style-name="T29"> </text:span><text:span text:style-name="T41">00</text:span><text:span text:style-name="T29">0 – 2</text:span><text:span text:style-name="T41">1</text:span><text:span text:style-name="T29"> </text:span><text:span text:style-name="T41">45</text:span><text:span text:style-name="T29">0 kHz</text:span><text:span text:style-name="T34"><text:tab/>2</text:span><text:span text:style-name="T51">1</text:span><text:span text:style-name="T34"> </text:span><text:span text:style-name="T51">000</text:span><text:span text:style-name="T34"> – 2</text:span><text:span text:style-name="T51">1</text:span><text:span text:style-name="T34"> </text:span><text:span text:style-name="T51">15</text:span><text:span text:style-name="T34">0 CW<text:tab/></text:span><text:span text:style-name="T50">2</text:span><text:span text:style-name="T34">00 W</text:span></text:p>
      <text:p text:style-name="P31"><text:tab/><text:tab/><text:span text:style-name="T52">2</text:span><text:span text:style-name="T53">1</text:span><text:span text:style-name="T52"> </text:span><text:span text:style-name="T53">15</text:span><text:span text:style-name="T52">0 – 2</text:span><text:span text:style-name="T53">1</text:span><text:span text:style-name="T52"> </text:span><text:span text:style-name="T53">45</text:span><text:span text:style-name="T52">0 CW / Telefoni</text:span></text:p>
      <text:p text:style-name="P23"/>
      <text:p text:style-name="P21"><text:span text:style-name="T28">24 M</text:span><text:span text:style-name="T29">H</text:span><text:span text:style-name="T28">z<text:tab/></text:span><text:span text:style-name="T29">24 890 – 24 990 kHz</text:span><text:span text:style-name="T34"><text:tab/>24 89</text:span><text:span text:style-name="T51">0</text:span><text:span text:style-name="T34"> – 24 920 CW<text:tab/></text:span><text:span text:style-name="T50">2</text:span><text:span text:style-name="T34">00 W</text:span></text:p>
      <text:p text:style-name="P32"><text:tab/><text:tab/><text:span text:style-name="T52">24 920 – 24 990 CW / Telefoni</text:span></text:p>
      <text:p text:style-name="P33"/>
      <text:p text:style-name="P21"><text:span text:style-name="T28">2</text:span><text:span text:style-name="T38">8</text:span><text:span text:style-name="T28"> M</text:span><text:span text:style-name="T29">H</text:span><text:span text:style-name="T28">z<text:tab/></text:span><text:span text:style-name="T29">2</text:span><text:span text:style-name="T38">8</text:span><text:span text:style-name="T29"> </text:span><text:span text:style-name="T41">00</text:span><text:span text:style-name="T29">0 – 2</text:span><text:span text:style-name="T38">9</text:span><text:span text:style-name="T29"> </text:span><text:span text:style-name="T38">70</text:span><text:span text:style-name="T29">0 kHz</text:span><text:span text:style-name="T34"><text:tab/>2</text:span><text:span text:style-name="T40">8</text:span><text:span text:style-name="T34"> </text:span><text:span text:style-name="T51">000</text:span><text:span text:style-name="T34"> – 2</text:span><text:span text:style-name="T40">8</text:span><text:span text:style-name="T34"> </text:span><text:span text:style-name="T40">20</text:span><text:span text:style-name="T34">0 CW<text:tab/></text:span><text:span text:style-name="T50">2</text:span><text:span text:style-name="T34">00 W</text:span></text:p>
      <text:p text:style-name="P31"><text:tab/><text:tab/><text:span text:style-name="T52">2</text:span><text:span text:style-name="T54">8</text:span><text:span text:style-name="T52"> </text:span><text:span text:style-name="T54">20</text:span><text:span text:style-name="T52">0 – 2</text:span><text:span text:style-name="T54">9</text:span><text:span text:style-name="T52"> </text:span><text:span text:style-name="T54">70</text:span><text:span text:style-name="T52">0 CW / Telefoni</text:span></text:p>
      <text:p text:style-name="P23"/>
      <text:p text:style-name="P21"><text:span text:style-name="T38">50</text:span><text:span text:style-name="T29"> MHz<text:tab/></text:span><text:span text:style-name="T38">50</text:span><text:span text:style-name="T29"> - </text:span><text:span text:style-name="T38">52</text:span><text:span text:style-name="T29"> MHz</text:span><text:span text:style-name="T34"><text:tab/>CW / Telefoni<text:tab/></text:span><text:span text:style-name="T40">2</text:span><text:span text:style-name="T34">00 W</text:span></text:p>
      <text:p text:style-name="P34"/>
      <text:p text:style-name="P34"><text:span text:style-name="T55">144 MHz<text:tab/>144 - 146 MHz</text:span><text:tab/>CW / Telefoni<text:tab/><text:span text:style-name="T56">2</text:span>00 W</text:p>
      <text:p text:style-name="P34"/>
      <text:p text:style-name="P21"><text:span text:style-name="T41">432</text:span><text:span text:style-name="T29"> MHz<text:tab/></text:span><text:span text:style-name="T41">432</text:span><text:span text:style-name="T29"> - </text:span><text:span text:style-name="T41">438</text:span><text:span text:style-name="T29"> MHz</text:span><text:span text:style-name="T34"><text:tab/>CW / Telefoni<text:tab/></text:span><text:span text:style-name="T50">2</text:span><text:span text:style-name="T34">00 W</text:span></text:p>
      <text:p text:style-name="P33"/>
      <text:p text:style-name="P35"><text:span text:style-name="T55">1296 MHz<text:tab/>1 240 – 1 300 MHz</text:span><text:tab/><text:span text:style-name="T52">CW / Telefoni<text:tab/></text:span><text:span text:style-name="T56">2</text:span><text:span text:style-name="T52">00 W</text:span></text:p>
      <text:p text:style-name="P36"><text:soft-page-break/>SAMMANFATTNING AV SVENSK BANDPLAN<text:span text:style-name="T26"> (</text:span><text:span text:style-name="T57">Instegscertifikat</text:span><text:span text:style-name="T26">)</text:span></text:p>
      <text:p text:style-name="P37"/>
      <text:p text:style-name="P38">Band<text:tab/>Bandgränser<text:tab/>Metoder<text:tab/>Maximal effekt</text:p>
      <text:p text:style-name="P39">________________________________________________________________________________</text:p>
      <text:p text:style-name="P39"/>
      <text:p text:style-name="P40"><text:span text:style-name="T38">7</text:span><text:span text:style-name="T29"> MHz<text:tab/></text:span><text:span text:style-name="T38">7</text:span><text:span text:style-name="T29"> </text:span><text:span text:style-name="T38">0</text:span><text:span text:style-name="T29">00 – </text:span><text:span text:style-name="T38">7</text:span><text:span text:style-name="T29"> </text:span><text:span text:style-name="T38">2</text:span><text:span text:style-name="T29">00 kHz</text:span><text:span text:style-name="T31"><text:tab/></text:span><text:span text:style-name="T39">7</text:span><text:span text:style-name="T31"> </text:span><text:span text:style-name="T39">0</text:span><text:span text:style-name="T31">00 – </text:span><text:span text:style-name="T39">7</text:span><text:span text:style-name="T31"> 0</text:span><text:span text:style-name="T39">5</text:span><text:span text:style-name="T31">0 CW<text:tab/></text:span><text:span text:style-name="T37">2</text:span><text:span text:style-name="T58">5</text:span><text:span text:style-name="T31"> W</text:span><text:span text:style-name="T58"> (PEP)</text:span></text:p>
      <text:p text:style-name="P41"><text:span text:style-name="T34"><text:tab/><text:tab/></text:span><text:span text:style-name="T40">7</text:span><text:span text:style-name="T34"> </text:span><text:span text:style-name="T40">05</text:span><text:span text:style-name="T34">0 – </text:span><text:span text:style-name="T40">7</text:span><text:span text:style-name="T34"> </text:span><text:span text:style-name="T40">2</text:span><text:span text:style-name="T34">00 CW / Telefoni</text:span></text:p>
      <text:p text:style-name="P42"><text:span text:style-name="T45"/></text:p>
      <text:p text:style-name="P40"><text:span text:style-name="T29">1</text:span><text:span text:style-name="T43">4</text:span><text:span text:style-name="T42"> MHz<text:tab/>1</text:span><text:span text:style-name="T43">4</text:span><text:span text:style-name="T42"> </text:span><text:span text:style-name="T43">000</text:span><text:span text:style-name="T42"> – 1</text:span><text:span text:style-name="T43">4</text:span><text:span text:style-name="T42"> </text:span><text:span text:style-name="T43">350</text:span><text:span text:style-name="T42"> kHz</text:span><text:span text:style-name="T44"><text:tab/></text:span><text:span text:style-name="T45">14 000 – 14 100 CW<text:tab/></text:span><text:span text:style-name="T37">2</text:span><text:span text:style-name="T58">5</text:span><text:span text:style-name="T31"> W</text:span><text:span text:style-name="T58"> (PEP)</text:span></text:p>
      <text:p text:style-name="P43"><text:tab/><text:tab/>14 100 – 14 350 CW / Telefoni</text:p>
      <text:p text:style-name="P42"/>
      <text:p text:style-name="P40"><text:span text:style-name="T28">2</text:span><text:span text:style-name="T41">1</text:span><text:span text:style-name="T28"> M</text:span><text:span text:style-name="T29">H</text:span><text:span text:style-name="T28">z<text:tab/></text:span><text:span text:style-name="T29">2</text:span><text:span text:style-name="T41">1</text:span><text:span text:style-name="T29"> </text:span><text:span text:style-name="T41">00</text:span><text:span text:style-name="T29">0 – 2</text:span><text:span text:style-name="T41">1</text:span><text:span text:style-name="T29"> </text:span><text:span text:style-name="T41">45</text:span><text:span text:style-name="T29">0 kHz</text:span><text:span text:style-name="T34"><text:tab/>2</text:span><text:span text:style-name="T51">1</text:span><text:span text:style-name="T34"> </text:span><text:span text:style-name="T51">000</text:span><text:span text:style-name="T34"> – 2</text:span><text:span text:style-name="T51">1</text:span><text:span text:style-name="T34"> </text:span><text:span text:style-name="T51">15</text:span><text:span text:style-name="T34">0 CW<text:tab/></text:span><text:span text:style-name="T37">2</text:span><text:span text:style-name="T58">5</text:span><text:span text:style-name="T31"> W</text:span><text:span text:style-name="T58"> (PEP)</text:span></text:p>
      <text:p text:style-name="P44"><text:tab/><text:tab/><text:span text:style-name="T52">2</text:span><text:span text:style-name="T53">1</text:span><text:span text:style-name="T52"> </text:span><text:span text:style-name="T53">15</text:span><text:span text:style-name="T52">0 – 2</text:span><text:span text:style-name="T53">1</text:span><text:span text:style-name="T52"> </text:span><text:span text:style-name="T53">45</text:span><text:span text:style-name="T52">0 CW / Telefoni</text:span></text:p>
      <text:p text:style-name="P45"/>
      <text:p text:style-name="P40"><text:span text:style-name="T28">2</text:span><text:span text:style-name="T38">8</text:span><text:span text:style-name="T28"> M</text:span><text:span text:style-name="T29">H</text:span><text:span text:style-name="T28">z<text:tab/></text:span><text:span text:style-name="T29">2</text:span><text:span text:style-name="T38">8</text:span><text:span text:style-name="T29"> </text:span><text:span text:style-name="T41">00</text:span><text:span text:style-name="T29">0 – 2</text:span><text:span text:style-name="T38">9</text:span><text:span text:style-name="T29"> </text:span><text:span text:style-name="T38">70</text:span><text:span text:style-name="T29">0 kHz</text:span><text:span text:style-name="T34"><text:tab/>2</text:span><text:span text:style-name="T40">8</text:span><text:span text:style-name="T34"> </text:span><text:span text:style-name="T51">000</text:span><text:span text:style-name="T34"> – 2</text:span><text:span text:style-name="T40">8</text:span><text:span text:style-name="T34"> </text:span><text:span text:style-name="T40">20</text:span><text:span text:style-name="T34">0 CW<text:tab/></text:span><text:span text:style-name="T37">2</text:span><text:span text:style-name="T58">5</text:span><text:span text:style-name="T31"> W</text:span><text:span text:style-name="T58"> (PEP)</text:span></text:p>
      <text:p text:style-name="P44"><text:tab/><text:tab/><text:span text:style-name="T52">2</text:span><text:span text:style-name="T54">8</text:span><text:span text:style-name="T52"> </text:span><text:span text:style-name="T54">20</text:span><text:span text:style-name="T52">0 – 2</text:span><text:span text:style-name="T54">9</text:span><text:span text:style-name="T52"> </text:span><text:span text:style-name="T54">70</text:span><text:span text:style-name="T52">0 CW / Telefoni</text:span></text:p>
      <text:p text:style-name="P45"/>
      <text:p text:style-name="P46"><text:span text:style-name="T38">50</text:span><text:span text:style-name="T29"> MHz<text:tab/></text:span><text:span text:style-name="T38">50</text:span><text:span text:style-name="T29"> - </text:span><text:span text:style-name="T38">52</text:span><text:span text:style-name="T29"> MHz</text:span><text:span text:style-name="T34"><text:tab/>CW / Telefoni<text:tab/></text:span><text:span text:style-name="T37">2</text:span><text:span text:style-name="T58">5</text:span><text:span text:style-name="T31"> W</text:span><text:span text:style-name="T58"> (PEP)</text:span></text:p>
      <text:p text:style-name="P47"/>
      <text:p text:style-name="P48"><text:span text:style-name="T55">144 MHz<text:tab/>144 - 146 MHz</text:span><text:tab/>CW / Telefoni<text:tab/><text:span text:style-name="T59">2</text:span><text:span text:style-name="T60">5</text:span><text:span text:style-name="T61"> W</text:span><text:span text:style-name="T60"> (</text:span><text:span text:style-name="T62">EIRP</text:span><text:span text:style-name="T60">)</text:span></text:p>
      <text:p text:style-name="P47"/>
      <text:p text:style-name="P40"><text:span text:style-name="T41"/></text:p>
      <text:p text:style-name="P49">MODULATIONSSÄTT</text:p>
      <text:p text:style-name="P50"/>
      <text:p text:style-name="P51"><text:span text:style-name="T55">A1A</text:span><text:tab/>CW – Nycklad bärvåg, dubbla sidband<text:tab/><text:span text:style-name="T55">A3E</text:span><text:tab/>AM – Amplitudmod., dubbla sidband</text:p>
      <text:p text:style-name="P52"><text:span text:style-name="T63">F3E</text:span><text:span text:style-name="T64"><text:tab/>FM – Frekvensmodulation<text:tab/></text:span><text:span text:style-name="T63">G3E</text:span><text:span text:style-name="T64"><text:tab/>PM – </text:span><text:span text:style-name="T65">F</text:span><text:span text:style-name="T64">asmodulation</text:span></text:p>
      <text:p text:style-name="P53"><text:span text:style-name="T63">J3E</text:span><text:span text:style-name="T64"><text:tab/>SSB </text:span><text:span text:style-name="T66">–</text:span><text:span text:style-name="T64"> </text:span><text:span text:style-name="T65">E</text:span><text:span text:style-name="T64">nkelt sidband</text:span></text:p>
      <text:p text:style-name="P54"/>
      <text:p text:style-name="P55"><text:span text:style-name="T67">REPEATERSKIFT (mnemo: “HFVUM”; </text:span><text:span text:style-name="T68">alltid RX högre än TX</text:span><text:span text:style-name="T67">)</text:span><text:span text:style-name="T67"><text:note text:id="ftn1" text:note-class="footnote"><text:note-citation>1</text:note-citation><text:note-body><text:p text:style-name="P56"><text:span text:style-name="T69">Gotlands Radioamatörklubbs repeater </text:span>SK1RGU<text:span text:style-name="T69"> är </text:span>RV62<text:span text:style-name="T69">,</text:span> 145.775<text:span text:style-name="T70"> </text:span>MHz<text:span text:style-name="T69">, </text:span>subton 218,1 Hz<text:span text:style-name="T69">. Kan även öppnas med 1750 Hz ton.</text:span></text:p></text:note-body></text:note></text:span></text:p>
      <text:p text:style-name="P57"/>
      <text:p text:style-name="P58"><text:span text:style-name="T71">R</text:span><text:span text:style-name="T72">H</text:span><text:span text:style-name="T71">**</text:span><text:span text:style-name="T66"> <text:tab/></text:span><text:span text:style-name="T71">(</text:span><text:span text:style-name="T72">29</text:span><text:span text:style-name="T71"> MHz):<text:tab/></text:span><text:span text:style-name="T73">Δ</text:span><text:span text:style-name="T74">f</text:span><text:span text:style-name="T75"> = </text:span><text:span text:style-name="T76">1</text:span><text:span text:style-name="T75">00 kHz<text:tab/></text:span><text:span text:style-name="T71">R</text:span><text:span text:style-name="T72">F</text:span><text:span text:style-name="T71">**</text:span><text:span text:style-name="T66"> <text:tab/></text:span><text:span text:style-name="T71">(</text:span><text:span text:style-name="T72">51</text:span><text:span text:style-name="T71"> MHz):<text:tab/></text:span><text:span text:style-name="T73">Δ</text:span><text:span text:style-name="T74">f</text:span><text:span text:style-name="T75"> = 600 kHz</text:span></text:p>
      <text:p text:style-name="P58"><text:span text:style-name="T71">R</text:span><text:span text:style-name="T72">V</text:span><text:span text:style-name="T71">**</text:span><text:span text:style-name="T66"> <text:tab/></text:span><text:span text:style-name="T71">(</text:span><text:span text:style-name="T72">145</text:span><text:span text:style-name="T71"> MHz):<text:tab/></text:span><text:span text:style-name="T73">Δ</text:span><text:span text:style-name="T74">f</text:span><text:span text:style-name="T75"> = 600 kHz<text:tab/></text:span><text:span text:style-name="T71">R</text:span><text:span text:style-name="T72">U</text:span><text:span text:style-name="T71">**</text:span><text:span text:style-name="T66"> <text:tab/></text:span><text:span text:style-name="T71">(</text:span><text:span text:style-name="T72">434</text:span><text:span text:style-name="T71"> MHz):<text:tab/></text:span><text:span text:style-name="T73">Δ</text:span><text:span text:style-name="T74">f</text:span><text:span text:style-name="T75"> = </text:span><text:span text:style-name="T76">2 </text:span><text:span text:style-name="T77">M</text:span><text:span text:style-name="T75">H</text:span><text:span text:style-name="T78">z</text:span></text:p>
      <text:p text:style-name="P58"><text:span text:style-name="T78">RM** <text:tab/>(1 297 MHz):<text:tab/>Δ</text:span><text:span text:style-name="T79">f</text:span><text:span text:style-name="T78"> = 6 MHz</text:span></text:p>
      <text:p text:style-name="P59"/>
      <text:p text:style-name="P60"><text:span text:style-name="T67">T</text:span><text:span text:style-name="T47">YPISKA BANDBREDDER</text:span></text:p>
      <text:p text:style-name="P61"/>
      <text:p text:style-name="P62">Analoga trafiksätt</text:p>
      <text:p text:style-name="P63"><text:span text:style-name="T55">FM</text:span><text:note text:id="ftn0" text:note-class="footnote"><text:note-citation>2</text:note-citation><text:note-body><text:p text:style-name="P64">För rundradio är bandbredden mycket högre, typiskt 200 kHz per kanal.</text:p></text:note-body></text:note><text:tab/><text:span text:style-name="T80">bandbredd </text:span>ca 10 - 12 kHz<text:span text:style-name="T81"><text:tab/></text:span><text:span text:style-name="T55">AM</text:span><text:tab/><text:span text:style-name="T80">bandbredd </text:span>ca 6 kHz<text:span text:style-name="T81"><text:tab/></text:span><text:span text:style-name="T55">SSB</text:span><text:tab/><text:span text:style-name="T80">bandbredd </text:span>ca 3 kHz</text:p>
      <text:p text:style-name="P65"/>
      <text:p text:style-name="P66">Digitala trafiksätt</text:p>
      <text:p text:style-name="P67"><text:span text:style-name="T82">Trafiksätt<text:tab/>Modulationsmetod</text:span><text:span text:style-name="T83"><text:tab/></text:span><text:span text:style-name="T82">Datahastighet<text:tab/></text:span><text:span text:style-name="T83">Bandbredd</text:span><text:span text:style-name="T82"><text:tab/>Störtålighet</text:span></text:p>
      <text:p text:style-name="P68"><text:span text:style-name="T55">CW</text:span><text:span text:style-name="T82"><text:tab/>OOK</text:span><text:tab/><text:span text:style-name="T82">1-15 bps<text:tab/></text:span><text:span text:style-name="T84">ca 100 </text:span>Hz<text:span text:style-name="T85"><text:tab/></text:span><text:span text:style-name="T86">Hög</text:span></text:p>
      <text:p text:style-name="P69"><text:span text:style-name="T87">RTTY</text:span><text:span text:style-name="T88"><text:tab/></text:span><text:span text:style-name="T82">FSK<text:tab/>45 bps<text:tab/></text:span><text:span text:style-name="T88">200 Hz</text:span><text:span text:style-name="T85"><text:tab/></text:span><text:span text:style-name="T86">Måttlig</text:span></text:p>
      <text:p text:style-name="P70"><text:span text:style-name="T89">PSK-31</text:span><text:span text:style-name="T85"><text:tab/></text:span><text:span text:style-name="T82">BPSK<text:tab/>31 bps<text:tab/></text:span><text:span text:style-name="T85">100 Hz<text:tab/></text:span><text:span text:style-name="T86">Måttlig</text:span></text:p>
      <text:p text:style-name="P71"><text:span text:style-name="T55">PSK-63</text:span><text:tab/>QPSK<text:tab/>63<text:span text:style-name="T90"> bps</text:span><text:span text:style-name="T91"><text:tab/></text:span><text:span text:style-name="T85">100 Hz<text:tab/></text:span><text:span text:style-name="T86">Låg</text:span></text:p>
      <text:p text:style-name="P71"><text:span text:style-name="T55">FT4</text:span><text:tab/>4-FSK<text:tab/><text:span text:style-name="T90">12 bps</text:span><text:span text:style-name="T91"><text:tab/></text:span><text:span text:style-name="T85">100 Hz<text:tab/></text:span><text:span text:style-name="T86">Hög</text:span></text:p>
      <text:p text:style-name="P71"><text:span text:style-name="T55">FT8</text:span><text:tab/>8-FSK<text:tab/><text:span text:style-name="T90">6 bps</text:span><text:span text:style-name="T91"><text:tab/>5</text:span><text:span text:style-name="T85">0 Hz<text:tab/></text:span><text:span text:style-name="T86">Mycket hög</text:span></text:p>
      <text:p text:style-name="P72"><text:span text:style-name="T55">WSPR</text:span><text:tab/>4-FSK<text:tab/><text:span text:style-name="T90">0.4 bps</text:span><text:span text:style-name="T91"><text:tab/>6 Hz</text:span><text:span text:style-name="T86"><text:tab/>Extremt hög</text:span></text:p>
      <text:p text:style-name="P68"/>
      <text:p text:style-name="P73"><text:span text:style-name="T92">Q-</text:span><text:span text:style-name="T93">KO</text:span><text:span text:style-name="T93">DER</text:span></text:p>
      <text:p text:style-name="P74"/>
      <text:p text:style-name="P75"><text:span text:style-name="T55">QRK?</text:span><text:tab/>Vilken uppfattbarhet har<text:tab/><text:span text:style-name="T55">QRK</text:span><text:tab/>Uppfattbarheten hos dina signaler är:</text:p>
      <text:p text:style-name="P76"><text:tab/>mina signaler?<text:tab/><text:tab/><text:tab/>1. Dålig<text:tab/>2. Bristfällig</text:p>
      <text:p text:style-name="P77"><text:tab/><text:tab/><text:tab/><text:tab/>3. Ganska god<text:tab/>4. God</text:p>
      <text:p text:style-name="P77"><text:tab/><text:tab/><text:tab/><text:tab/>5. Utmärkt</text:p>
      <text:p text:style-name="P78"/>
      <text:p text:style-name="P78"><text:span text:style-name="T55">QRM?</text:span><text:tab/>Är min sändning störd?<text:tab/><text:span text:style-name="T55">QRM</text:span><text:tab/>Störningarna på din sändning är:</text:p>
      <text:p text:style-name="P78"><text:tab/><text:tab/><text:tab/><text:tab/>1. Obefintliga<text:tab/>2. Svaga</text:p>
      <text:p text:style-name="P78"><text:tab/><text:tab/><text:tab/><text:tab/>3. Måttliga<text:tab/>4. Starka</text:p>
      <text:p text:style-name="P78"><text:tab/><text:tab/><text:tab/><text:tab/>5. Mycket starka</text:p>
      <text:p text:style-name="P79"/>
      <text:p text:style-name="P79"><text:span text:style-name="T55">QRN?</text:span><text:tab/>Besväras du av atmosfäriska<text:tab/><text:span text:style-name="T55">QRN</text:span><text:tab/>Atmosfäriska störningar är:</text:p>
      <text:p text:style-name="P80"><text:tab/><text:span text:style-name="T94">störningar?</text:span><text:tab/><text:tab/><text:tab/>1. Obefintliga<text:tab/>2. Svaga</text:p>
      <text:p text:style-name="P78"><text:tab/><text:tab/><text:tab/><text:tab/>3. Måttliga<text:tab/>4. Starka</text:p>
      <text:p text:style-name="P78"><text:tab/><text:tab/><text:tab/><text:tab/>5. Mycket starka</text:p>
      <text:p text:style-name="P81"/>
      <text:p text:style-name="P82"><text:span text:style-name="T55">QRO?</text:span><text:tab/>Skall jag öka sändareffekten?<text:tab/><text:span text:style-name="T55">QRO</text:span><text:tab/>Öka sändareffekten.</text:p>
      <text:p text:style-name="P82"/>
      <text:p text:style-name="P82"><text:span text:style-name="T55">QRP?</text:span><text:tab/>Skall jag minska sändareffekten?<text:tab/><text:span text:style-name="T55">QRP</text:span><text:tab/>Minska sändareffekten.</text:p>
      <text:p text:style-name="P82"/>
      <text:p text:style-name="P82"><text:span text:style-name="T55">QRS?</text:span><text:tab/>Skall jag minska sändningshastigheten?<text:tab/><text:span text:style-name="T55">QRS</text:span><text:tab/>Minska sändningshastigheten.</text:p>
      <text:p text:style-name="P83"/>
      <text:p text:style-name="P83"><text:span text:style-name="T55">QRT?</text:span><text:tab/>Skall jag avbryta sändningen?<text:tab/><text:span text:style-name="T55">QRT</text:span><text:tab/>Avbryt sändningen.</text:p>
      <text:p text:style-name="P83"/>
      <text:p text:style-name="P83"><text:span text:style-name="T55">QRV?</text:span><text:tab/>Är du redo?<text:tab/><text:span text:style-name="T55">QRV</text:span><text:tab/>Jag är redo.</text:p>
      <text:p text:style-name="P83"/>
      <text:p text:style-name="P83"><text:span text:style-name="T55">QRX?</text:span><text:tab/>När anropar du mig igen?<text:tab/><text:span text:style-name="T55">QRX</text:span><text:tab/>Jag anropar dig igen kl … på … MHz.</text:p>
      <text:p text:style-name="P84"/>
      <text:p text:style-name="P84"><text:span text:style-name="T55">QRZ?</text:span><text:tab/>Vem anropar mig?<text:tab/><text:span text:style-name="T55">QRZ</text:span><text:tab/>Du anropas av … </text:p>
      <text:p text:style-name="P84"/>
      <text:p text:style-name="P84"><text:span text:style-name="T55">QSB?</text:span><text:tab/>Varierar min signalstyrka?<text:tab/><text:span text:style-name="T55">QSB</text:span><text:tab/>Din signalstyrka varierar.</text:p>
      <text:p text:style-name="P84"/>
      <text:p text:style-name="P84"><text:span text:style-name="T55">QSL?</text:span><text:tab/>Kan du ge mig kvittens?<text:tab/><text:span text:style-name="T55">QSL</text:span><text:tab/>Jag kvitterar.</text:p>
      <text:p text:style-name="P84"/>
      <text:p text:style-name="P84"><text:span text:style-name="T55">QSO?</text:span><text:tab/>Kan du få förbindelse med … ?<text:tab/><text:span text:style-name="T55">QSO</text:span><text:tab/>Jag kan få förbindelse med … </text:p>
      <text:p text:style-name="P85"/>
      <text:p text:style-name="P85"><text:span text:style-name="T55">QSY?</text:span><text:tab/>Skall jag gå över till annan frekvens?<text:tab/><text:span text:style-name="T55">QSY</text:span><text:tab/>Gå över till annan frekvens.</text:p>
      <text:p text:style-name="P85"/>
      <text:p text:style-name="P85"><text:span text:style-name="T55">QTH?</text:span><text:tab/>Vilket är ditt geografiska läge?<text:tab/><text:span text:style-name="T55">QTH</text:span><text:tab/>Mitt geografiska läge är …</text:p>
      <text:p text:style-name="P86">AKRONYMER OCH FÖRKORTNINGAR<text:span text:style-name="T95"> (HAREC &amp; INSTEG)</text:span></text:p>
      <text:p text:style-name="P87"/>
      <text:p text:style-name="P88">(Akronymer och förkortningar som primärt är relevanta för instegscertifikat är <text:span text:style-name="T96">markerade i rött</text:span>)</text:p>
      <text:p text:style-name="P89"/>
      <text:p text:style-name="P90"><text:span text:style-name="T97">A</text:span><text:span text:style-name="T98">DC</text:span><text:span text:style-name="T48"><text:tab/>Analog-to-Digital Converter</text:span><text:span text:style-name="T99">, konverterar analog signal till digital</text:span><text:span text:style-name="T100">.</text:span></text:p>
      <text:p text:style-name="P91"><text:span text:style-name="T101">AED</text:span><text:span text:style-name="T102"><text:tab/>Automated </text:span><text:span text:style-name="T103">E</text:span><text:span text:style-name="T102">xternal </text:span><text:span text:style-name="T103">D</text:span><text:span text:style-name="T102">efibrillator </text:span><text:span text:style-name="T103">(</text:span><text:span text:style-name="T104">H</text:span><text:span text:style-name="T103">järtstartare)</text:span><text:span text:style-name="T100">.</text:span></text:p>
      <text:p text:style-name="P92"><text:span text:style-name="T105">AFSK</text:span><text:tab/>Audio Frequency-Shift Keying<text:span text:style-name="T106">, </text:span>en modul<text:span text:style-name="T106">ations</text:span>metod som omvandlar digital data till <text:span text:style-name="T106"><text:tab/></text:span>ljudtoner, vilka sedan sänds via en vanlig FM- eller SSB-radio. Det används flitigt för <text:span text:style-name="T106"><text:tab/></text:span>datakommunikation, exempelvis 1200 baud packet radio på VHF/UHF och APRS, genom <text:span text:style-name="T106"><text:tab/></text:span>att skifta mellan två toner (t.ex. 1200 Hz och 2200 Hz).</text:p>
      <text:p text:style-name="P93"><text:span text:style-name="T105">AGC</text:span><text:tab/>Automatic Gain Control, automatisk volymkontroll för mottagaren<text:span text:style-name="T107">; en a</text:span>utomatisk <text:span text:style-name="T107"><text:tab/></text:span>förstärkningsreglering <text:span text:style-name="T107">i </text:span>radiomottagare<text:span text:style-name="T107">n</text:span> som automatiskt justerar förstärkningen för att <text:span text:style-name="T107"><text:tab/></text:span>hålla utgångssignalen (ljudvolymen) konstant, oavsett variationer i insignalens styrka. </text:p>
      <text:p text:style-name="P94"><text:span text:style-name="T105">ALC</text:span><text:tab/>Automatic Level Control (ALC) är en elektronisk krets som automatiskt reglerar <text:tab/>uteffekten för att förhindra överstyrning, distorsion och skador på slutsteget.</text:p>
      <text:p text:style-name="P95"><text:span text:style-name="T105">AM</text:span><text:tab/>Amplitudmodulation <text:span text:style-name="T108">(A1A för nyckling, A3E för telefoni)</text:span><text:span text:style-name="T109">.</text:span></text:p>
      <text:p text:style-name="P96"><text:span text:style-name="T110">APRS</text:span><text:span text:style-name="T111"><text:tab/>Automatic Packet Reporti</text:span>ng System (Digital kommunikation och positionering över <text:tab/>amatörradio), är en teknik som innebär att man skickar textmeddelanden eller sin aktuella <text:tab/>position från en GPS-mottagare trådlöst via en amatörradiosändare och ett radiomodem.</text:p>
      <text:p text:style-name="P97"><text:span text:style-name="T55">ARQ</text:span><text:tab/>Automatic Repeat reQuest<text:span text:style-name="T109">.</text:span></text:p>
      <text:p text:style-name="P98"><text:span text:style-name="T112">BFO</text:span><text:span text:style-name="T113"><text:tab/>Beat Frequency Oscillator; används t.ex. För att demodulera signal i en </text:span><text:span text:style-name="T114">direktblandande <text:tab/>(</text:span><text:span text:style-name="T113">rak</text:span><text:span text:style-name="T114">)</text:span><text:span text:style-name="T113"> mottagare.</text:span></text:p>
      <text:p text:style-name="P99"><text:span text:style-name="T55">BPSK</text:span><text:tab/>Binary Phase Shift Keying, modulationssätt som använder två stycken 180º vridna <text:tab/>bärvågsfaser för att representera binär data.</text:p>
      <text:p text:style-name="P100"><text:span text:style-name="T105">CE</text:span><text:tab/>Conformité Européenne <text:span text:style-name="T115">(CE-märkning)</text:span></text:p>
      <text:p text:style-name="P101"><text:span text:style-name="T55">CO</text:span><text:tab/>Crystal Oscillator (även XO); stabil även på högre frekvenser (se även VFO)<text:span text:style-name="T109">.</text:span></text:p>
      <text:p text:style-name="P100"><text:span text:style-name="T105">CW</text:span><text:tab/>Continuous Wave (Kontinuerlig våg); <text:span text:style-name="T116">se även AM och A1A.</text:span></text:p>
      <text:p text:style-name="P102"><text:span text:style-name="T55">CTCSS</text:span><text:tab/>Continuous Tone Coded Squelch System, ett subtonssystem för öppning av repeatrar.</text:p>
      <text:p text:style-name="P103"><text:span text:style-name="T117">DA</text:span><text:span text:style-name="T118">C</text:span><text:span text:style-name="T119"><text:tab/>Digital-to-Analog Converter</text:span><text:span text:style-name="T99">, konverterar digital signal till analog</text:span><text:span text:style-name="T100"> signal.</text:span></text:p>
      <text:p text:style-name="P104"><text:span text:style-name="T55">DCS</text:span> <text:tab/>Digital Code Squelch; <text:span text:style-name="T120">även Digitally Coded Squelch Signalling, DCSS.</text:span></text:p>
      <text:p text:style-name="P105"><text:span text:style-name="T55">DFT</text:span><text:tab/>Diskret Fouriertransform<text:span text:style-name="T121">, beräknar ett spektrum av </text:span><text:span text:style-name="T122">en </text:span><text:span text:style-name="T123">digital </text:span><text:span text:style-name="T121">signal</text:span><text:span text:style-name="T124"> (se även FFT)</text:span><text:span text:style-name="T109">.</text:span></text:p>
      <text:p text:style-name="P106"><text:span text:style-name="T55">DSB</text:span><text:tab/>Double Side Band<text:span text:style-name="T109">.</text:span></text:p>
      <text:p text:style-name="P107"><text:span text:style-name="T55">DSP</text:span><text:tab/>Digital Signal Processing<text:span text:style-name="T125"> (digital signalbehandling)</text:span><text:span text:style-name="T109">.</text:span></text:p>
      <text:p text:style-name="P108"><text:span text:style-name="T55">DTMF</text:span><text:tab/>Dual Tone Multi Frequency; system för att skicka styrkommandon samt öppna repeatrar <text:tab/>med två samtidiga toner, typ tonvalssystem i klassisk telefoni.</text:p>
      <text:p text:style-name="P109"><text:span text:style-name="T126">E</text:span><text:span text:style-name="T105">IRP</text:span><text:tab/>Effective Isotropically Radiated Power (effektivt isotrop utstrålad effekt)<text:span text:style-name="T109">.</text:span></text:p>
      <text:p text:style-name="P110"><text:span text:style-name="T55">EMC</text:span><text:tab/>Electromagnetic Compatibility (Elektromagnetisk kompatibilitet)<text:span text:style-name="T109">.</text:span></text:p>
      <text:p text:style-name="P111"><text:span text:style-name="T55">EME</text:span><text:tab/>Earth-Moon-Earth (Månstuds)<text:span text:style-name="T109">.</text:span></text:p>
      <text:p text:style-name="P112"><text:span text:style-name="T127">EMF</text:span><text:span text:style-name="T128"><text:tab/>Ele</text:span><text:span text:style-name="T129">k</text:span><text:span text:style-name="T128">tromagnetiskt Fält (Electromagnetic Field)</text:span><text:span text:style-name="T100">.</text:span></text:p>
      <text:p text:style-name="P113"><text:span text:style-name="T127">E</text:span><text:span text:style-name="T47">MI</text:span><text:span text:style-name="T48"><text:tab/>Elektromagnetisk Interferens (Electromagnetic Interference)</text:span><text:span text:style-name="T100">.</text:span></text:p>
      <text:p text:style-name="P112"><text:span text:style-name="T130">EM</text:span><text:span text:style-name="T131">K</text:span><text:span text:style-name="T132"><text:tab/>Elektro</text:span><text:span text:style-name="T133">m</text:span><text:span text:style-name="T132">otorisk Kraft</text:span><text:span text:style-name="T100">.</text:span></text:p>
      <text:p text:style-name="P114"><text:span text:style-name="T127">E</text:span><text:span text:style-name="T134">M</text:span><text:span text:style-name="T135">S</text:span><text:span text:style-name="T136"><text:tab/>Elektromagnetisk </text:span><text:span text:style-name="T137">Susceptibilitet</text:span><text:span text:style-name="T136"> (Electromagnetic </text:span><text:span text:style-name="T137">Susceptibility</text:span><text:span text:style-name="T136">); </text:span><text:span text:style-name="T138">ej att förväxla med <text:tab/>elektrisk susceptibilitet, </text:span><text:span text:style-name="T139">χ</text:span><text:span text:style-name="T140">.</text:span></text:p>
      <text:p text:style-name="P115"><text:span text:style-name="T141">E</text:span><text:span text:style-name="T98">RP</text:span><text:span text:style-name="T48"><text:tab/>Effective Radiated Power (effektivt utstrålad effekt relativet en halvvågsdipol)</text:span><text:span text:style-name="T100">.</text:span></text:p>
      <text:p text:style-name="P116"><text:span text:style-name="T47">F</text:span><text:span text:style-name="T142">F</text:span><text:span text:style-name="T47">T</text:span><text:span text:style-name="T48"><text:tab/></text:span><text:span text:style-name="T143">Fast </text:span><text:span text:style-name="T48">Fourier </text:span><text:span text:style-name="T143">T</text:span><text:span text:style-name="T48">ransform </text:span><text:span text:style-name="T144">(Snabb Fouriertransform)</text:span><text:span text:style-name="T145">, beräknar ett spektrum av </text:span><text:span text:style-name="T146">digital </text:span><text:span text:style-name="T145">signal</text:span><text:span text:style-name="T100">.</text:span></text:p>
      <text:p text:style-name="P117"><text:span text:style-name="T147">F</text:span><text:span text:style-name="T47">IR</text:span><text:span text:style-name="T48"><text:tab/>Finite Impulse Response (</text:span><text:span text:style-name="T148">ett </text:span><text:span text:style-name="T48">digitalt filter)</text:span><text:span text:style-name="T100">.</text:span></text:p>
      <text:p text:style-name="P118"><text:span text:style-name="T105">FM</text:span><text:tab/>Frekvensmodulation <text:span text:style-name="T149">(typiskt F3E for telefoni)</text:span><text:span text:style-name="T109">.</text:span></text:p>
      <text:p text:style-name="P112"><text:span text:style-name="T150">FOT</text:span><text:span text:style-name="T151"><text:tab/>Frequency </text:span><text:span text:style-name="T152">of O</text:span><text:span text:style-name="T151">ptim</text:span><text:span text:style-name="T152">um</text:span><text:span text:style-name="T151"> </text:span><text:span text:style-name="T152">Transmission</text:span><text:span text:style-name="T151"> (</text:span><text:span text:style-name="T152">also Optimum Working Frequency (OWF)</text:span><text:span text:style-name="T151">)</text:span><text:span text:style-name="T100">.</text:span></text:p>
      <text:p text:style-name="P119"><text:span text:style-name="T153">F</text:span><text:span text:style-name="T98">SK</text:span><text:span text:style-name="T48"><text:tab/>Frequency Shift Keying; en digital moduleringsform (jfr. PSK)</text:span><text:span text:style-name="T100">.</text:span></text:p>
      <text:p text:style-name="P120"><text:tab/>Några varianter av FSK:</text:p>
      <text:p text:style-name="P121"><text:tab/><text:span text:style-name="T154"><text:tab/></text:span><text:span text:style-name="T55">2-FSK</text:span><text:span text:style-name="T155"><text:tab/></text:span>Binary Frequency Shift Keying - en digital moduleringsteknik som överför <text:span text:style-name="T155"><text:tab/><text:tab/><text:tab/></text:span>data genom att växla en bärvåg mellan två distinkta frekvenser, en för binär <text:soft-page-break/><text:span text:style-name="T155"><text:tab/><text:tab/><text:tab/></text:span>“<text:span text:style-name="T156">0</text:span>" och en för “<text:span text:style-name="T156">1</text:span>". Det är en robust och enkel metod som ofta används i <text:span text:style-name="T155"><text:tab/><text:tab/><text:tab/></text:span>trådlös kommunikation (t.ex. Bluetooth GFSK), telemetri och industriella <text:span text:style-name="T155"><text:tab/><text:tab/><text:tab/></text:span>styrsystem på grund av sin höga brusimmunitet.</text:p>
      <text:p text:style-name="P122"><text:tab/><text:span text:style-name="T154"><text:tab/></text:span><text:span text:style-name="T55">4-FSK</text:span><text:span text:style-name="T155"><text:tab/></text:span>4-level Frequency Shift Keying - en digital moduleringsmetod där bärvågens <text:span text:style-name="T155"><text:tab/><text:tab/><text:tab/></text:span>frekvens skiftas mellan fyra olika diskreta frekvenser för att representera data. <text:span text:style-name="T157"><text:tab/><text:tab/><text:tab/></text:span>Till skillnad från binär FSK (2-FSK), som endast använder två frekvenser (0 <text:span text:style-name="T157"><text:tab/><text:tab/><text:tab/></text:span>eller 1), kan 4-FSK koda två bitar per symbol (00, 01, 10, eller 11).</text:p>
      <text:p text:style-name="P123"><text:tab/><text:tab/><text:span text:style-name="T55">8-FSK</text:span> 8-<text:span text:style-name="T158">level</text:span> Frequency Shift Keying - är en digital moduleringsmetod där åtta olika <text:span text:style-name="T157"><text:tab/><text:tab/><text:tab/></text:span>frekvenser används för att representera olika digitala symboler, vilket gör det <text:span text:style-name="T157"><text:tab/><text:tab/><text:tab/></text:span>möjligt att överföra 3 bitar<text:span text:style-name="T157"> </text:span>per symbol.</text:p>
      <text:p text:style-name="P124"><text:span text:style-name="T159">FT</text:span><text:span text:style-name="T160"><text:tab/>Fourier</text:span><text:span text:style-name="T161">t</text:span><text:span text:style-name="T160">ransform</text:span><text:span text:style-name="T145">, beräknar ett spektrum av </text:span><text:span text:style-name="T162">en </text:span><text:span text:style-name="T145">signal</text:span><text:span text:style-name="T100">.</text:span><text:span text:style-name="T163"> Ej att förväxla med FT4 och FT8!</text:span></text:p>
      <text:p text:style-name="P125"><text:span text:style-name="T55">FT4</text:span><text:tab/><text:span text:style-name="T164">E</text:span>tt digitalt sändningsläge för amatörradio, utvecklat av Joe Taylor (K1JT) och Steve <text:span text:style-name="T164"><text:tab/></text:span>Franke (K9AN) primärt för tävlingskörning (contesting). Det är en snabbare version av <text:span text:style-name="T165"><text:tab/></text:span>FT8, med 7,5 sekunders sändningsfönster (dubbelt så snabbt<text:span text:style-name="T165"> som FT8</text:span>) och <text:span text:style-name="T165">med </text:span>hög <text:span text:style-name="T165"><text:tab/></text:span>känslighet, vilket gör det effektivt för svaga signaler och snabba QSO:n.<text:span text:style-name="T166"> </text:span><text:span text:style-name="T165">FT4</text:span> använder 4-<text:span text:style-name="T165"><text:tab/></text:span>FSK-modulering<text:span text:style-name="T164"> </text:span>(4-tone Frequency Shift Keying) med en teckenhastighet på cirka 23,4 <text:span text:style-name="T165"><text:tab/></text:span>baud, där tonerna är<text:span text:style-name="T164"> </text:span>separerade med samma värde som baudraten. Det ger en bandbredd <text:span text:style-name="T165"><text:tab/></text:span>på ca 90 Hz och<text:span text:style-name="T164"> </text:span>sänder under 4,48 sekunder i 7,5-sekunders fönster.</text:p>
      <text:p text:style-name="P126"><text:span text:style-name="T105">FT8</text:span><text:tab/>FT8 (Franke-Taylor design, 8-ton) är ett populärt digitalt moduleringsläge inom <text:span text:style-name="T167"><text:tab/></text:span>amatörradio som är utformat för svaga signaler (low-signal), vilket gör det idealiskt för <text:span text:style-name="T167"><text:tab/></text:span>DX-kontakter och långdistanskommunikation på kortvåg (HF). Det kännetecknas av sin <text:span text:style-name="T167"><text:tab/></text:span>snabbhet och automatiserade process där de flesta QSO:n (kontakter) avklaras på cirka 90 <text:span text:style-name="T167"><text:tab/></text:span>sekunder. Modulationssättet bygger på 8-nivå Gaussian Frequency Shift Keying (GFSK), <text:span text:style-name="T167"><text:tab/></text:span>och använder 50 Hz bandbredd per kanal för att sända meddelanden i 15-sekunders cykler, <text:span text:style-name="T167"><text:tab/></text:span>med 79 baud modulation och 8 distinkta toner separerade med endast 6.25 Hz sinsemellan.</text:p>
      <text:p text:style-name="P127"><text:span text:style-name="T168">G</text:span><text:span text:style-name="T150">F</text:span><text:span text:style-name="T169">SK</text:span><text:span text:style-name="T170"><text:tab/></text:span><text:span text:style-name="T171">Gaussian </text:span><text:span text:style-name="T170">Frequency Shift Keying; </text:span><text:span text:style-name="T171">FSK med användande av gaussiskt filter för att <text:tab/>reducera övertoner som genereras vid övergångar mellan frekvenser; används bl.a. </text:span><text:span text:style-name="T172">i</text:span><text:span text:style-name="T171"> GSM.</text:span></text:p>
      <text:p text:style-name="P128"><text:span text:style-name="T159">G</text:span><text:span text:style-name="T47">MDSS</text:span><text:span text:style-name="T48"><text:tab/>Global Maritime Distress and Safety System</text:span><text:span text:style-name="T100">.</text:span></text:p>
      <text:p text:style-name="P112"><text:span text:style-name="T173">G</text:span><text:span text:style-name="T174">P</text:span><text:span text:style-name="T175"><text:tab/>Ground Plane (som i </text:span><text:span text:style-name="T176">Ground Plane Antenna</text:span><text:span text:style-name="T175">)</text:span><text:span text:style-name="T177">, jordplan</text:span><text:span text:style-name="T100">.</text:span></text:p>
      <text:p text:style-name="P129"><text:span text:style-name="T159">H</text:span><text:span text:style-name="T47">AREC</text:span><text:span text:style-name="T48"><text:tab/>Harmonised Amateur Radio Examination Certificate</text:span><text:span text:style-name="T100">.</text:span></text:p>
      <text:p text:style-name="P130"><text:span text:style-name="T55">HLR</text:span><text:tab/>Hjärt- och lungräddning<text:span text:style-name="T109">.</text:span></text:p>
      <text:p text:style-name="P131"><text:span text:style-name="T173">I</text:span><text:span text:style-name="T98">ARU</text:span><text:span text:style-name="T48"><text:tab/>International Amateur Radio Union. Svensk medlem i IARU är SSA. IARU är indelat i tre <text:tab/>regioner för att harmonisera med hur FN-organet ITU är organiserat. Sverige tillhör IARU <text:tab/>Region 1</text:span><text:span text:style-name="T100">.</text:span></text:p>
      <text:p text:style-name="P132"><text:span text:style-name="T55">IDFT</text:span><text:tab/>Invers<text:span text:style-name="T178">e</text:span> Dis<text:span text:style-name="T178">c</text:span>ret<text:span text:style-name="T178">e</text:span> Fourier<text:span text:style-name="T178"> T</text:span>ransform<text:span text:style-name="T179"> </text:span><text:span text:style-name="T180">(invers </text:span><text:span text:style-name="T179">diskret</text:span><text:span text:style-name="T180"> Fouriertransform; se </text:span><text:span text:style-name="T181">D</text:span><text:span text:style-name="T180">FT)</text:span><text:span text:style-name="T109">.</text:span></text:p>
      <text:p text:style-name="P133"><text:span text:style-name="T182">I</text:span><text:span text:style-name="T55">F</text:span><text:span text:style-name="T183">F</text:span><text:span text:style-name="T55">T</text:span><text:tab/><text:span text:style-name="T184">Inverse </text:span><text:span text:style-name="T185">Fast </text:span>Fourier <text:span text:style-name="T185">T</text:span>ransform<text:span text:style-name="T180"> (invers snabb Fouriertransform; se FFT)</text:span><text:span text:style-name="T109">.</text:span></text:p>
      <text:p text:style-name="P134"><text:span text:style-name="T55">IIR</text:span><text:tab/>Infinite Impulse Response (<text:span text:style-name="T186">term för </text:span>digitalt filter)<text:span text:style-name="T109">.</text:span></text:p>
      <text:p text:style-name="P135"><text:span text:style-name="T187">ITU</text:span><text:span text:style-name="T15"><text:tab/>International Telecommunication Union </text:span><text:span text:style-name="T188">(</text:span><text:span text:style-name="T189">Internationella </text:span><text:span text:style-name="T190">T</text:span><text:span text:style-name="T189">eleunionen</text:span><text:span text:style-name="T188">)</text:span><text:span text:style-name="T15">, specialized agency <text:tab/>of the United Nations responsible for all matters related to information and communication <text:tab/>technologies. Established in 1865 as the International Telegraph Union. “FN:s organ för <text:tab/>informations- och kommunikationteknologier”</text:span><text:span text:style-name="T100">.</text:span></text:p>
      <text:p text:style-name="P136"><text:span text:style-name="T55">LDR</text:span><text:tab/>Light-Dependent Resistor<text:span text:style-name="T191"> (ljuskänsligt elektriskt motstånd)</text:span><text:span text:style-name="T109">.</text:span></text:p>
      <text:p text:style-name="P137"><text:span text:style-name="T105">LEK</text:span><text:tab/>Lagen om Elektronisk Kommunikation<text:span text:style-name="T109">.</text:span><text:note text:id="ftn2" text:note-class="footnote"><text:note-citation>3</text:note-citation><text:note-body><text:p text:style-name="Footnote"><text:a xlink:type="simple" xlink:href="https://pts.se/internet-och-telefoni/regler-vi-arbetar-efter/lek--lagen-om-elektronisk-kommunikation/" text:style-name="Internet_20_link" text:visited-style-name="Visited_20_Internet_20_Link">https://pts.se/internet-och-telefoni/regler-vi-arbetar-efter/lek--lagen-om-elektronisk-kommunikation/</text:a></text:p></text:note-body></text:note></text:p>
      <text:p text:style-name="P138"><text:span text:style-name="T105">LSB</text:span><text:tab/>Lower Side Band (Lägre sidbandet)<text:span text:style-name="T109">.</text:span></text:p>
      <text:p text:style-name="P112"><text:span text:style-name="T192">L</text:span><text:span text:style-name="T193">UF</text:span><text:span text:style-name="T194"><text:tab/></text:span><text:span text:style-name="T195">Lowest</text:span><text:span text:style-name="T194"> Usable Frequency (</text:span><text:span text:style-name="T195">Lä</text:span><text:span text:style-name="T194">gsta användbara frekvens)</text:span><text:span text:style-name="T100">.</text:span></text:p>
      <text:p text:style-name="P139"><text:span text:style-name="T55">MFSK</text:span><text:tab/>Multiple Frequency-Shift Keying (MFSK) är en variation på FSK som använder fler än <text:tab/>två frekvenser.<text:span text:style-name="T196"> Exempel: Modulationssätten FT4 och FT8.</text:span></text:p>
      <text:p text:style-name="P140"><text:span text:style-name="T193">M</text:span><text:span text:style-name="T47">GM</text:span><text:span text:style-name="T48"><text:tab/>Machine Generated Modes </text:span><text:span text:style-name="T197">(e.g. FT8, FSK441, ISCAT, JT65, RTTY, PSK</text:span><text:span text:style-name="T198">31</text:span><text:span text:style-name="T197">, </text:span><text:span text:style-name="T199">etc.</text:span><text:span text:style-name="T197">)</text:span><text:span text:style-name="T100">.</text:span></text:p>
      <text:p text:style-name="P141"><text:span text:style-name="T55">MUF</text:span><text:tab/>Maximum Usable Frequency (Högsta användbara frekvens)<text:span text:style-name="T109">.</text:span></text:p>
      <text:p text:style-name="P142"><text:span text:style-name="T55">MS</text:span><text:tab/>Meteorscatter<text:span text:style-name="T109">.</text:span></text:p>
      <text:p text:style-name="P143"><text:soft-page-break/><text:span text:style-name="T55">NF</text:span><text:tab/>Noise Factor (Brusfaktor)<text:span text:style-name="T109">.</text:span></text:p>
      <text:p text:style-name="P136"><text:span text:style-name="T55">NTC</text:span><text:tab/>Negative Temperature Coefficient (temperaturberoende för resistorer)<text:span text:style-name="T109">.</text:span></text:p>
      <text:p text:style-name="P144"><text:span text:style-name="T200">NVIS</text:span><text:span text:style-name="T201"><text:tab/>Near-Vertical Incidence Skywave; signal reflekteras mot jonosfären och ner </text:span><text:span text:style-name="T202">i</text:span><text:span text:style-name="T201"> närområdet.</text:span></text:p>
      <text:p text:style-name="P145"><text:span text:style-name="T105">OOK</text:span><text:tab/>On-off-keying, fackspråk för telegrafi.</text:p>
      <text:p text:style-name="P146"><text:span text:style-name="T55">OSCAR</text:span><text:tab/>Orbiting Satellite Carrying Amateur Radio <text:span text:style-name="T203">(Satellitbaserad transponder för amatörradio)</text:span><text:span text:style-name="T109">.</text:span></text:p>
      <text:p text:style-name="P112"><text:span text:style-name="T204">PE</text:span><text:span text:style-name="T205"><text:tab/>Protective </text:span><text:span text:style-name="T206">E</text:span><text:span text:style-name="T205">arth</text:span><text:span text:style-name="T207"> (skyddsjord)</text:span><text:span text:style-name="T100">.</text:span></text:p>
      <text:p text:style-name="P147"><text:span text:style-name="T105">PEP</text:span><text:tab/>Peak Envelope Power (Toppeffekt)<text:span text:style-name="T109">.</text:span></text:p>
      <text:p text:style-name="P148"><text:span text:style-name="T55">PM</text:span><text:tab/>Phase Modulation (Fasmodulation), <text:span text:style-name="T208">även betecknat G3E </text:span><text:span text:style-name="T209">(Jfr. J3E)</text:span><text:span text:style-name="T109">.</text:span></text:p>
      <text:p text:style-name="P149"><text:span text:style-name="T105">PSK</text:span><text:tab/>Phase-Shift Keying<text:span text:style-name="T210"> (</text:span><text:span text:style-name="T211">digital </text:span><text:span text:style-name="T210">fasmodulering</text:span><text:span text:style-name="T212"> med ett bestämt antal lägen</text:span><text:span text:style-name="T210">)</text:span><text:span text:style-name="T109">.</text:span></text:p>
      <text:p text:style-name="P150"><text:span text:style-name="T105">PSK31</text:span><text:tab/>Långsam dataöverföring på analog PSK-länk om 31 baud<text:span text:style-name="T213"> (även PSK63 om 63 baud)</text:span>.</text:p>
      <text:p text:style-name="P136"><text:span text:style-name="T55">PTC</text:span><text:tab/>Positive Temperature Coefficient (temperaturberoende för resistorer)<text:span text:style-name="T109">.</text:span></text:p>
      <text:p text:style-name="P151"><text:span text:style-name="T105">PTS</text:span><text:tab/>Post- och Telestyrelsen<text:span text:style-name="T109">.</text:span></text:p>
      <text:p text:style-name="P152"><text:span text:style-name="T105">PTT</text:span><text:tab/>Push-<text:span text:style-name="T214">T</text:span>o-<text:span text:style-name="T214">T</text:span>alk, knappen som aktiverar sändning (TX) på din radio<text:span text:style-name="T215">; se även VOX</text:span><text:span text:style-name="T109">.</text:span></text:p>
      <text:p text:style-name="P112"><text:span text:style-name="T216">QAM</text:span><text:span text:style-name="T217"><text:tab/>Quadrature Amplitude Modulation; </text:span><text:span text:style-name="T218">används i DAB, DVB-T, 1III 802.11 (WiFi), UMTS</text:span><text:span text:style-name="T100">.</text:span></text:p>
      <text:p text:style-name="P153"><text:span text:style-name="T105">RIT</text:span><text:tab/>Receiver Incremental Tuning, korrigerar RX-frekvens utan att påverka TX-frekvens<text:span text:style-name="T219">.</text:span></text:p>
      <text:p text:style-name="P154"><text:span text:style-name="T55">RMS</text:span><text:tab/>Root Mean Square<text:span text:style-name="T220"> (matematiskt begrepp för medelavvikelser)</text:span><text:span text:style-name="T219">.</text:span></text:p>
      <text:p text:style-name="P155"><text:span text:style-name="T55">RR</text:span><text:tab/>Radioreglementet<text:span text:style-name="T219">.</text:span></text:p>
      <text:p text:style-name="P156"><text:span text:style-name="T105">RST</text:span><text:tab/><text:span text:style-name="T221">Readability, Strength-Toine</text:span><text:span text:style-name="T219">.</text:span></text:p>
      <text:p text:style-name="P157"><text:span text:style-name="T55">RTTY</text:span><text:tab/>Radio<text:span text:style-name="T222">t</text:span>ele<text:span text:style-name="T222">ty</text:span>pe<text:span text:style-name="T219">.</text:span><text:span text:style-name="T223"> Använder främst Baudot-kod med en låg hastighet om 45,45 baud och ett </text:span><text:span text:style-name="T224"><text:tab/></text:span><text:span text:style-name="T223">170 Hz skift, där datorer idag oftast har ersatt äldre mekaniska fjärrskrivare. RTTY är </text:span><text:span text:style-name="T224"><text:tab/></text:span><text:span text:style-name="T223">populärt för "keyboard-to-keyboard"-konversationer och tävlingar</text:span><text:span text:style-name="T224">.</text:span></text:p>
      <text:p text:style-name="P158"><text:span text:style-name="T55">SAR</text:span><text:tab/>Specific Absorption Rate<text:span text:style-name="T219">.</text:span></text:p>
      <text:p text:style-name="P159"><text:span text:style-name="T105">SNR</text:span><text:tab/>Signal to Noise Ratio (Signal-brus-förhållande, <text:span text:style-name="T225">ofta </text:span>även <text:span text:style-name="T225">betecknat "</text:span>S/N<text:span text:style-name="T225">"</text:span>)<text:span text:style-name="T219">.</text:span></text:p>
      <text:p text:style-name="P160"><text:span text:style-name="T55">SSA</text:span><text:tab/>Sveriges Sändareamatörer<text:span text:style-name="T219">.</text:span></text:p>
      <text:p text:style-name="P161"><text:span text:style-name="T105">SSB</text:span><text:tab/><text:span text:style-name="T226">Single Side Band </text:span>(J3E)<text:span text:style-name="T219">.</text:span></text:p>
      <text:p text:style-name="P162"><text:span text:style-name="T55">SSM</text:span><text:tab/>Strålsäkerhetsmyndigheten<text:span text:style-name="T219">.</text:span></text:p>
      <text:p text:style-name="P163"><text:span text:style-name="T55">SSN</text:span><text:tab/>Sun Spot Number <text:span text:style-name="T227">(Solfläckstal)</text:span><text:span text:style-name="T219">.</text:span></text:p>
      <text:p text:style-name="P112"><text:span text:style-name="T228">SSTV</text:span><text:span text:style-name="T229"><text:tab/>Slow-</text:span><text:span text:style-name="T230">S</text:span><text:span text:style-name="T229">can </text:span><text:span text:style-name="T230">T</text:span><text:span text:style-name="T229">elevision </text:span><text:span text:style-name="T230">(Picture transmission used mainly by amateur radio operators)</text:span><text:span text:style-name="T231">.</text:span><text:span text:style-name="T231"><text:note text:id="ftn3" text:note-class="footnote"><text:note-citation>4</text:note-citation><text:note-body><text:p text:style-name="P164">Vid månladningen den 20 juli 1969 användes en <text:span text:style-name="T232">variant</text:span> av SSTV för direktsändningen till jorden, med ca 10 bilder per sekund och låg upplösning (320 linjer).<text:span text:style-name="T233"> </text:span><text:a xlink:type="simple" xlink:href="https://www.nasa.gov/mission/apollo-11/" text:style-name="Internet_20_link" text:visited-style-name="Visited_20_Internet_20_Link"><text:span text:style-name="T233">https://www.nasa.gov/mission/apollo-11/</text:span></text:a></text:p></text:note-body></text:note></text:span></text:p>
      <text:p text:style-name="P112"><text:span text:style-name="T234">SVF</text:span><text:span text:style-name="T235"><text:tab/>Stående vågförhållande (</text:span><text:span text:style-name="T236">Standing </text:span><text:span text:style-name="T235">w</text:span><text:span text:style-name="T236">ave </text:span><text:span text:style-name="T235">r</text:span><text:span text:style-name="T236">atio, </text:span><text:span text:style-name="T237">SWR</text:span><text:span text:style-name="T235">)</text:span><text:span text:style-name="T231">.</text:span></text:p>
      <text:p text:style-name="P165"><text:span text:style-name="T105">SWR</text:span><text:tab/>Standing Wave Ratio <text:span text:style-name="T238">(Stående vågförhållande, </text:span><text:span text:style-name="T239">SVF</text:span><text:span text:style-name="T238">)</text:span><text:span text:style-name="T219">.</text:span></text:p>
      <text:p text:style-name="P166"><text:span text:style-name="T55">URSI</text:span><text:tab/>Union Radio-Scientifique Internationale<text:span text:style-name="T219">.</text:span></text:p>
      <text:p text:style-name="P167"><text:span text:style-name="T105">USB</text:span><text:tab/>Upper Side Band (Övre sidbandet)<text:span text:style-name="T219">.</text:span></text:p>
      <text:p text:style-name="P168"><text:span text:style-name="T105">VFO</text:span><text:tab/>Variable-Frequency Oscillator; <text:span text:style-name="T240">mest stabil på lägre frekvenser, jfr. CO</text:span><text:span text:style-name="T219">.</text:span></text:p>
      <text:p text:style-name="P169"><text:span text:style-name="T241">VCO</text:span><text:span text:style-name="T242"><text:tab/>Voltage-Controlled Oscillator</text:span><text:span text:style-name="T243">.</text:span></text:p>
      <text:p text:style-name="P136"><text:span text:style-name="T55">VDR</text:span><text:tab/>Voltage-Dependent Resistor<text:span text:style-name="T219">.</text:span></text:p>
      <text:p text:style-name="P170"><text:span text:style-name="T105">VOX</text:span><text:tab/>Voice-Operated eXchange, röst-aktiver<text:span text:style-name="T244">ing </text:span>som slår på sändning<text:span text:style-name="T245"> utan</text:span><text:span text:style-name="T244"> </text:span><text:span text:style-name="T246">användning av </text:span><text:span text:style-name="T245">PTT</text:span><text:span text:style-name="T246">.</text:span></text:p>
      <text:p text:style-name="P112"><text:span text:style-name="T247">WARC</text:span><text:span text:style-name="T248"><text:tab/>World Administrative Radio Conference; </text:span><text:span text:style-name="T249">Radioförvaltningskonferens</text:span><text:span text:style-name="T250">, </text:span><text:span text:style-name="T251">exempelvis</text:span><text:span text:style-name="T248"> WARC <text:tab/>79, </text:span><text:span text:style-name="T251">där tre nya frekvensband för amatörradio allokerades</text:span><text:span text:style-name="T248">. In 1992 at an Additional <text:tab/>Plenipotentiary Conference in Geneva the ITU was restructured and as a result from 1993 <text:tab/>the conference became known as the World Radiocommunication Conference or WRC.</text:span></text:p>
      <text:p text:style-name="P171"><text:span text:style-name="T247">W</text:span><text:span text:style-name="T47">HO</text:span><text:span text:style-name="T48"><text:tab/>World Health Organization </text:span><text:span text:style-name="T252">(Världshälsoorganisationen)</text:span><text:span text:style-name="T253">.</text:span></text:p>
      <text:p text:style-name="P172"/>
      <text:p text:style-name="P1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11pt" fo:language="sv" fo:country="SE" officeooo:paragraph-rsid="001c5d2d" style:font-size-asian="11pt" style:font-size-complex="11pt" style:script-type="latin"/>
    </style:style>
    <style:style style:name="MP2" style:family="paragraph" style:parent-style-name="Header">
      <style:paragraph-properties fo:text-align="right" style:justify-single-word="false"/>
      <style:text-properties fo:font-size="11pt" officeooo:paragraph-rsid="001c5d2d" style:font-size-asian="11pt" style:font-size-complex="11pt"/>
    </style:style>
    <style:style style:name="MP3" style:family="paragraph" style:parent-style-name="Footer">
      <style:paragraph-properties fo:text-align="right" style:justify-single-word="false"/>
      <style:text-properties fo:font-size="11pt" fo:language="sv" fo:country="SE" officeooo:paragraph-rsid="00c5e105" style:font-size-asian="11pt" style:font-size-complex="11pt" style:script-type="latin"/>
    </style:style>
    <style:style style:name="MP4" style:family="paragraph" style:parent-style-name="Footer">
      <style:paragraph-properties fo:text-align="right" style:justify-single-word="false"/>
      <style:text-properties officeooo:paragraph-rsid="001ddde7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98b0d2" style:font-style-asian="italic" style:font-style-complex="italic"/>
    </style:style>
    <style:style style:name="MT3" style:family="text">
      <style:text-properties fo:font-style="italic" officeooo:rsid="00ebaa6e" style:font-style-asian="italic" style:font-style-complex="italic"/>
    </style:style>
    <style:style style:name="MT4" style:family="text">
      <style:text-properties officeooo:rsid="011a52b3"/>
    </style:style>
    <style:style style:name="MT5" style:family="text">
      <style:text-properties officeooo:rsid="001c5d2d"/>
    </style:style>
    <style:style style:name="MT6" style:family="text">
      <style:text-properties fo:font-style="italic" officeooo:rsid="00feb570" style:font-style-asian="italic" style:font-style-complex="italic"/>
    </style:style>
    <style:style style:name="MT7" style:family="text">
      <style:text-properties fo:font-style="italic" officeooo:rsid="001ddde7" style:font-style-asian="italic" style:font-style-complex="italic"/>
    </style:style>
    <style:style style:name="MT8" style:family="text">
      <style:text-properties fo:font-style="italic" officeooo:rsid="011ec2b2" style:font-style-asian="italic" style:font-style-complex="italic"/>
    </style:style>
    <style:style style:name="MT9" style:family="text">
      <style:text-properties fo:font-style="italic" officeooo:rsid="00f930cf" style:font-style-asian="italic" style:font-style-complex="italic"/>
    </style:style>
    <style:style style:name="MT10" style:family="text">
      <style:text-properties fo:font-style="italic" officeooo:rsid="018b204f" style:font-style-asian="italic" style:font-style-complex="italic"/>
    </style:style>
    <style:style style:name="MT11" style:family="text">
      <style:text-properties fo:font-style="italic" officeooo:rsid="00c39ce2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K</text:span><text:span text:style-name="MT2">ondensat</text:span><text:span text:style-name="MT1"> - </text:span><text:span text:style-name="MT3">HAREC och Instegscertifikat</text:span></text:p>
            </table:table-cell>
            <table:table-cell table:style-name="Table2.A1" office:value-type="string">
              <text:p text:style-name="MP2"><text:page-number text:select-page="current">6</text:page-number><text:span text:style-name="MT4"><text:s/></text:span><text:span text:style-name="MT5">(</text:span><text:page-count>6</text:page-count><text:span text:style-name="MT5">)</text:span></text:p>
            </table:table-cell>
          </table:table-row>
        </table:table>
        <text:p text:style-name="Header"/>
      </style:header>
      <style:footer>
        <text:p text:style-name="MP3"><text:span text:style-name="MT6">SA1LOR, </text:span><text:span text:style-name="MT7">Fredrik Jonsson</text:span><text:span text:style-name="MT8"> -</text:span><text:span text:style-name="MT7"> </text:span><text:span text:style-name="MT9">rev.1.</text:span><text:span text:style-name="MT10">5</text:span><text:span text:style-name="MT8">,</text:span><text:span text:style-name="MT9"> </text:span><text:span text:style-name="MT11"><text:modification-date style:data-style-name="N49">2026-04-10</text:modification-date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4"><text:span text:style-name="MT11"/>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7T19:42:46.378238059</meta:creation-date>
    <dc:date>2026-04-10T16:04:45.090013801</dc:date>
    <meta:editing-duration>P17DT13H58M52S</meta:editing-duration>
    <meta:editing-cycles>311</meta:editing-cycles>
    <meta:generator>LibreOffice/26.2.2.2$Linux_X86_64 LibreOffice_project/620$Build-2</meta:generator>
    <meta:print-date>2026-04-05T16:33:43.625206565</meta:print-date>
    <meta:printed-by>PDF files</meta:printed-by>
    <meta:document-statistic meta:table-count="1" meta:image-count="0" meta:object-count="0" meta:page-count="6" meta:paragraph-count="199" meta:word-count="2179" meta:character-count="14330" meta:non-whitespace-character-count="12149"/>
  </office:meta>
</office:document-meta>
</file>